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52" manifest:media-type=""/>
  <manifest:file-entry manifest:full-path="ObjectReplacements/Object 25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content.xml" manifest:media-type="text/xml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Pictures/1000000000000462000000587CE155E8D689C890.png" manifest:media-type="image/png"/>
  <manifest:file-entry manifest:full-path="Pictures/100000000000000800000008106A7A075AF6C2C6.png" manifest:media-type="image/png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Thumbnails/thumbnail.png" manifest:media-type="image/png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/>
    <style:font-face style:name="Bitstream Vera Sans7" svg:font-family="'Bitstream Vera Sans'" style:font-adornments="Oblique" style:font-family-generic="swiss" style:font-pitch="variable"/>
    <style:font-face style:name="Bitstream Vera Sans8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5980"/>
    </style:style>
    <style:style style:name="P7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er">
      <style:text-properties fo:font-size="3pt" style:font-size-asian="4pt" style:font-size-complex="4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Bitstream Vera Sans1" fo:font-size="10pt" style:font-size-asian="10pt" style:font-size-complex="10pt"/>
    </style:style>
    <style:style style:name="P16" style:family="paragraph" style:parent-style-name="FILET_5f_POINTILLES">
      <style:text-properties style:font-name="Bitstream Vera Sans1" fo:font-size="10pt" officeooo:paragraph-rsid="0273598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Bitstream Vera Sans1" fo:font-size="10pt" officeooo:paragraph-rsid="02735980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Bitstream Vera Sans1" fo:font-size="10pt" officeooo:rsid="00820574" officeooo:paragraph-rsid="02735980" style:font-size-asian="10pt" style:font-size-complex="10pt"/>
    </style:style>
    <style:style style:name="P1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0" style:family="paragraph" style:parent-style-name="Footer">
      <style:text-properties officeooo:rsid="00178920" officeooo:paragraph-rsid="00178920"/>
    </style:style>
    <style:style style:name="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2" style:family="paragraph" style:parent-style-name="Footer">
      <style:text-properties fo:text-transform="uppercase" fo:color="#808080" loext:opacity="100%" style:font-name="Bitstream Vera Sans8" fo:font-size="9pt" officeooo:rsid="02966e99" officeooo:paragraph-rsid="02966e99" fo:background-color="transparent"/>
    </style:style>
    <style:style style:name="P23" style:family="paragraph" style:parent-style-name="Header">
      <style:text-properties fo:font-size="14pt" style:font-size-asian="14pt" style:font-size-complex="14pt"/>
    </style:style>
    <style:style style:name="P2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5" style:family="paragraph" style:parent-style-name="Standard">
      <style:text-properties fo:font-size="6pt" style:font-size-asian="6pt" style:font-size-complex="6pt"/>
    </style:style>
    <style:style style:name="P26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Footer">
      <style:text-properties officeooo:paragraph-rsid="00c384cf"/>
    </style:style>
    <style:style style:name="P2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Bitstream Vera Sans4" fo:font-size="9pt" fo:font-style="normal" officeooo:paragraph-rsid="02735980" style:font-style-asian="normal" style:font-style-complex="normal"/>
    </style:style>
    <style:style style:name="P31" style:family="paragraph" style:parent-style-name="FILET_5f_POINTILLE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301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officeooo:rsid="02301a97" officeooo:paragraph-rsid="02301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paragraph-rsid="0294f187"/>
    </style:style>
    <style:style style:name="P35" style:family="paragraph" style:parent-style-name="FILET_5f_POINTILLES">
      <style:text-properties officeooo:paragraph-rsid="0294f187"/>
    </style:style>
    <style:style style:name="P36" style:family="paragraph" style:parent-style-name="FILET_5f_POINTILLES">
      <style:text-properties officeooo:paragraph-rsid="02360026"/>
    </style:style>
    <style:style style:name="P37" style:family="paragraph" style:parent-style-name="FILET_5f_POINTILLES">
      <style:text-properties officeooo:paragraph-rsid="02735980"/>
    </style:style>
    <style:style style:name="P38" style:family="paragraph" style:parent-style-name="FILET_5f_POINTILLES">
      <style:text-properties officeooo:paragraph-rsid="0234d6ac"/>
    </style:style>
    <style:style style:name="P39" style:family="paragraph" style:parent-style-name="_5f_Paragraphe_20_livret_20_">
      <style:text-properties officeooo:paragraph-rsid="0287d356"/>
    </style:style>
    <style:style style:name="P40" style:family="paragraph" style:parent-style-name="_5f_Paragraphe_20_livret_20_">
      <style:text-properties officeooo:paragraph-rsid="028a298f"/>
    </style:style>
    <style:style style:name="P41" style:family="paragraph" style:parent-style-name="Standard" style:list-style-name="_5f_Numérotation_20_de_20_s_27_entraîner">
      <style:paragraph-properties fo:text-align="center" style:justify-single-word="false"/>
      <style:text-properties officeooo:paragraph-rsid="02735980"/>
    </style:style>
    <style:style style:name="P42" style:family="paragraph" style:parent-style-name="Standard" style:list-style-name="_5f_Numérotation_20_de_20_s_27_entraîner">
      <loext:graphic-properties draw:fill="solid" draw:fill-color="#ffe399" draw:opacity="100%"/>
      <style:paragraph-properties fo:margin-top="0cm" fo:margin-bottom="0cm" style:contextual-spacing="false" fo:text-align="center" style:justify-single-word="false" fo:background-color="#ffe399">
        <style:tab-stops/>
      </style:paragraph-properties>
      <style:text-properties officeooo:paragraph-rsid="02735980"/>
    </style:style>
    <style:style style:name="P43" style:family="paragraph" style:parent-style-name="Standard" style:list-style-name="_5f_Numérotation_20_de_20_s_27_entraîner">
      <style:paragraph-properties fo:margin-top="0cm" fo:margin-bottom="0cm" style:contextual-spacing="false"/>
      <style:text-properties fo:color="#000000" loext:opacity="100%" style:font-name="Bitstream Vera Sans1" fo:font-size="10pt" fo:font-style="normal" officeooo:paragraph-rsid="02735980" style:font-size-asian="10pt" style:font-style-asian="normal" style:font-size-complex="10pt" style:font-style-complex="normal"/>
    </style:style>
    <style:style style:name="P44" style:family="paragraph" style:parent-style-name="_5f_Footer_20_page_20_paire_20__28_G_29_">
      <style:text-properties officeooo:paragraph-rsid="02cdb06c"/>
    </style:style>
    <style:style style:name="P45" style:family="paragraph" style:parent-style-name="_5f_Footer_20_page_20_paire_20__28_G_29_"/>
    <style:style style:name="P46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8" fo:font-size="11pt" fo:font-style="normal" fo:font-weight="bold" officeooo:rsid="00375438" officeooo:paragraph-rsid="0274c3e3" fo:background-color="transparent" style:font-size-asian="11pt" style:font-style-asian="normal" style:font-weight-asian="bold" style:font-size-complex="11pt" style:font-style-complex="normal" style:font-weight-complex="normal"/>
    </style:style>
    <style:style style:name="P4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8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48" style:family="paragraph" style:parent-style-name="_5f_Paragraphe_20_livret_20_réponse_20_élève" style:list-style-name="_5f_Numérotation_20_des_20_exercices_20_livrets"/>
    <style:style style:name="P49" style:family="paragraph" style:parent-style-name="_5f_Paragraphe_20_livret_20_réponse_20_élève" style:list-style-name="_5f_Numérotation_20_des_20_exercices_20_livrets">
      <style:text-properties officeooo:paragraph-rsid="0287d356"/>
    </style:style>
    <style:style style:name="P50" style:family="paragraph" style:parent-style-name="_5f_Paragraphe_20_livret_20_réponse_20_élève" style:list-style-name="_5f_Numérotation_20_des_20_exercices_20_livrets">
      <style:text-properties officeooo:paragraph-rsid="028a298f"/>
    </style:style>
    <style:style style:name="P51" style:family="paragraph" style:parent-style-name="_5f_Paragraphe_20_livret_20_réponse_20_élève" style:list-style-name=""/>
    <style:style style:name="P52" style:family="paragraph" style:parent-style-name="_5f_Paragraphe_20_énoncé_20_après_20_numéro_20_question_20_abc" style:list-style-name="_5f_Numérotation_20_des_20_exercices_20_livrets"/>
    <style:style style:name="P53" style:family="paragraph" style:parent-style-name="_5f_Paragraphe_20_énoncé_20_après_20_numéro_20_question_20_abc" style:list-style-name="_5f_Numérotation_20_des_20_exercices_20_livrets">
      <style:paragraph-properties fo:margin-top="0.199cm" fo:margin-bottom="0cm" style:contextual-spacing="false"/>
    </style:style>
    <style:style style:name="P54" style:family="paragraph" style:parent-style-name="_5f_Titre_20_d_27_exercices_20_livret" style:list-style-name="_5f_Numérotation_20_des_20_exercices_20_livrets"/>
    <style:style style:name="P55" style:family="paragraph" style:parent-style-name="_5f_Titre_20_d_27_exercices_20_livret_20_avec_20_num_20_exo" style:master-page-name="SERIE_5f_G_5f_GAUCHE_5f_ET_5f_DROITE_5f_2COL">
      <style:paragraph-properties style:page-number="auto"/>
      <style:text-properties style:font-name="Bitstream Vera Sans1" fo:font-size="10pt" style:font-size-asian="10pt" style:font-size-complex="10pt"/>
    </style:style>
    <style:style style:name="P56" style:family="paragraph" style:parent-style-name="_5f_Titre_20_d_27_exercices_20_livret_20_avec_20_num_20_exo" style:list-style-name=""/>
    <style:style style:name="P57" style:family="paragraph" style:parent-style-name="_5f_Titre_20_d_27_exercices_20_livret_20_avec_20_num_20_exo" style:list-style-name="_5f_Numérotation_20_des_20_exercices_20_livrets"/>
    <style:style style:name="P58" style:family="paragraph" style:parent-style-name="_5f_Titre_20_d_27_exercices_20_livret_20_sans_20_titre_20_avec_20_num_20_exo">
      <style:paragraph-properties fo:text-align="start" style:justify-single-word="false"/>
    </style:style>
    <style:style style:name="P59" style:family="paragraph" style:parent-style-name="_5f_Titre_20_d_27_exercices_20_livret_20_sans_20_titre_20_avec_20_num_20_exo">
      <style:paragraph-properties fo:margin-top="0.3cm" fo:margin-bottom="0.199cm" style:contextual-spacing="false"/>
    </style:style>
    <style:style style:name="P6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2" style:family="paragraph">
      <style:paragraph-properties fo:text-align="center"/>
    </style:style>
    <style:style style:name="P6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64" style:family="paragraph">
      <loext:graphic-properties draw:fill="solid" draw:fill-color="#7fb241"/>
    </style:style>
    <style:style style:name="P65" style:family="paragraph">
      <loext:graphic-properties draw:fill="solid" draw:fill-color="#d7e12c"/>
    </style:style>
    <style:style style:name="P66" style:family="paragraph">
      <loext:graphic-properties draw:fill-color="#2a6099"/>
      <style:paragraph-properties fo:text-align="center"/>
    </style:style>
    <style:style style:name="P67" style:family="paragraph">
      <loext:graphic-properties draw:fill="solid" draw:fill-color="#afd095" draw:fill-hatch-solid="fals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afd095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hatch" draw:fill-color="#afd095" draw:fill-hatch-name="Black_20_-45_20_Degrees" draw:fill-hatch-solid="fals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hatch" draw:fill-color="#bf819e" draw:fill-hatch-name="Hatching_20_2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bitmap" draw:fill-color="#bf819e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officeooo:rsid="02735980"/>
    </style:style>
    <style:style style:name="T3" style:family="text">
      <style:text-properties officeooo:rsid="0274c3e3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small-caps" fo:font-size="15pt" style:font-size-asian="15pt" style:font-size-complex="15pt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officeooo:rsid="00990660"/>
    </style:style>
    <style:style style:name="T8" style:family="text">
      <style:text-properties fo:font-variant="small-caps" officeooo:rsid="0054f64f"/>
    </style:style>
    <style:style style:name="T9" style:family="text">
      <style:text-properties fo:font-variant="small-caps" officeooo:rsid="00b5d2d1"/>
    </style:style>
    <style:style style:name="T10" style:family="text">
      <style:text-properties fo:font-variant="small-caps" officeooo:rsid="00b6801f"/>
    </style:style>
    <style:style style:name="T11" style:family="text">
      <style:text-properties officeooo:rsid="02973495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4" style:family="text">
      <style:text-properties style:use-window-font-color="true" loext:opacity="0%" style:font-name="Bitstream Vera Sans1" fo:font-size="10pt" style:font-size-asian="10pt" style:font-size-complex="10pt"/>
    </style:style>
    <style:style style:name="T15" style:family="text">
      <style:text-properties style:use-window-font-color="true" loext:opacity="0%" style:font-name="Bitstream Vera Sans1" fo:font-size="10pt" officeooo:rsid="022fbdc9" style:font-size-asian="10pt" style:font-size-complex="10pt"/>
    </style:style>
    <style:style style:name="T16" style:family="text">
      <style:text-properties style:use-window-font-color="true" loext:opacity="0%" style:font-name="Bitstream Vera Sans1" fo:font-size="10pt" officeooo:rsid="02301a97" style:font-size-asian="10pt" style:font-size-complex="10pt"/>
    </style:style>
    <style:style style:name="T17" style:family="text">
      <style:text-properties style:use-window-font-color="true" loext:opacity="0%" style:font-name="Bitstream Vera Sans1" fo:font-size="10pt" officeooo:rsid="0230f012" style:font-size-asian="10pt" style:font-size-complex="10pt"/>
    </style:style>
    <style:style style:name="T18" style:family="text">
      <style:text-properties style:use-window-font-color="true" loext:opacity="0%" style:font-name="Bitstream Vera Sans1" fo:font-size="10pt" officeooo:rsid="0231943a" style:font-size-asian="10pt" style:font-size-complex="10pt"/>
    </style:style>
    <style:style style:name="T19" style:family="text">
      <style:text-properties style:use-window-font-color="true" loext:opacity="0%" style:font-name="Bitstream Vera Sans1" fo:font-size="10pt" officeooo:rsid="0232022a" style:font-size-asian="10pt" style:font-size-complex="10pt"/>
    </style:style>
    <style:style style:name="T20" style:family="text">
      <style:text-properties style:use-window-font-color="true" loext:opacity="0%" style:font-name="Bitstream Vera Sans1" fo:font-size="10pt" fo:font-style="normal" fo:font-weight="normal" officeooo:rsid="022fbdc9" fo:background-color="transparent" loext:char-shading-value="0" style:font-size-asian="10pt" style:font-weight-asian="normal" style:font-size-complex="10pt" style:font-weight-complex="normal"/>
    </style:style>
    <style:style style:name="T21" style:family="text">
      <style:text-properties style:use-window-font-color="true" loext:opacity="0%" style:font-name="Bitstream Vera Sans1" fo:font-size="10pt" fo:font-style="normal" fo:font-weight="normal" officeooo:rsid="02439447" fo:background-color="transparent" loext:char-shading-value="0" style:font-size-asian="10pt" style:font-weight-asian="normal" style:font-size-complex="10pt" style:font-weight-complex="normal"/>
    </style:style>
    <style:style style:name="T22" style:family="text">
      <style:text-properties style:use-window-font-color="true" loext:opacity="0%" style:font-name="Bitstream Vera Sans1" fo:font-size="10pt" fo:font-style="normal" officeooo:rsid="0231943a" fo:background-color="transparent" loext:char-shading-value="0" style:font-size-asian="10pt" style:font-size-complex="10pt"/>
    </style:style>
    <style:style style:name="T23" style:family="text">
      <style:text-properties style:use-window-font-color="true" loext:opacity="0%" style:font-name="Bitstream Vera Sans1" fo:font-size="10pt" fo:font-style="normal" officeooo:rsid="0232022a" fo:background-color="transparent" loext:char-shading-value="0" style:font-size-asian="10pt" style:font-size-complex="10pt"/>
    </style:style>
    <style:style style:name="T24" style:family="text">
      <style:text-properties style:use-window-font-color="true" loext:opacity="0%" style:font-name="Bitstream Vera Sans1" fo:font-size="10pt" officeooo:rsid="0230f012" style:font-name-asian="Bitstream Vera Sans6" style:font-size-asian="10pt" style:font-name-complex="Bitstream Vera Sans6" style:font-size-complex="10pt"/>
    </style:style>
    <style:style style:name="T25" style:family="text">
      <style:text-properties style:use-window-font-color="true" loext:opacity="0%" style:text-position="0% 100%" style:font-name="Bitstream Vera Sans1" fo:font-size="10pt" fo:font-style="normal" fo:font-weight="normal" officeooo:rsid="0226603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6" style:family="text">
      <style:text-properties style:use-window-font-color="true" loext:opacity="0%" style:text-position="0% 100%" style:font-name="Bitstream Vera Sans1" fo:font-size="10pt" fo:font-style="normal" fo:font-weight="normal" officeooo:rsid="02280f8b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7" style:family="text">
      <style:text-properties style:use-window-font-color="true" loext:opacity="0%" style:text-position="0% 100%" style:font-name="Bitstream Vera Sans1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use-window-font-color="true" loext:opacity="0%" style:text-position="0% 100%" style:font-name="Bitstream Vera Sans1" fo:font-size="10pt" officeooo:rsid="02278ef2" style:font-name-asian="OpenSymbol" style:font-size-asian="10pt" style:font-style-asian="normal" style:font-name-complex="OpenSymbol" style:font-size-complex="10pt" style:font-style-complex="normal"/>
    </style:style>
    <style:style style:name="T29" style:family="text">
      <style:text-properties style:use-window-font-color="true" loext:opacity="0%" style:text-position="0% 100%" style:font-name="Bitstream Vera Sans1" fo:font-size="10pt" officeooo:rsid="02267db0" style:font-name-asian="OpenSymbol" style:font-size-asian="10pt" style:font-style-asian="normal" style:font-name-complex="OpenSymbol" style:font-size-complex="10pt" style:font-style-complex="normal"/>
    </style:style>
    <style:style style:name="T30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31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weight="normal" officeooo:rsid="02360026" style:font-size-asian="10pt" style:font-size-complex="10pt"/>
    </style:style>
    <style:style style:name="T32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weight="normal" officeooo:rsid="007ee55a" style:font-size-asian="10pt" style:font-size-complex="10pt"/>
    </style:style>
    <style:style style:name="T33" style:family="text">
      <style:text-properties fo:text-transform="uppercase" fo:color="#808080" loext:opacity="100%" style:font-name="Bitstream Vera Sans8" fo:font-size="9pt" officeooo:rsid="015f088a" fo:background-color="transparent" loext:char-shading-value="0"/>
    </style:style>
    <style:style style:name="T34" style:family="text">
      <style:text-properties fo:text-transform="uppercase" fo:color="#808080" loext:opacity="100%" style:font-name="Bitstream Vera Sans8" fo:font-size="9pt" officeooo:rsid="00d8520c" fo:background-color="transparent" loext:char-shading-value="0"/>
    </style:style>
    <style:style style:name="T35" style:family="text">
      <style:text-properties officeooo:rsid="002925a2"/>
    </style:style>
    <style:style style:name="T36" style:family="text">
      <style:text-properties officeooo:rsid="002b33ed"/>
    </style:style>
    <style:style style:name="T37" style:family="text">
      <style:text-properties style:text-position="0% 100%" style:font-name="Bitstream Vera Sans1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b2b2b2" loext:opacity="100%" style:text-position="0% 100%" style:font-name="Bitstream Vera Sans1" fo:font-size="10pt" fo:font-style="normal" fo:font-weight="normal" officeooo:rsid="0226603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9" style:family="text">
      <style:text-properties fo:color="#b2b2b2" loext:opacity="100%" style:text-position="0% 100%" style:font-name="Bitstream Vera Sans1" fo:font-size="10pt" fo:font-style="normal" fo:font-weight="normal" officeooo:rsid="02280f8b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0" style:family="text">
      <style:text-properties fo:color="#000000" loext:opacity="100%" style:font-name="Bitstream Vera Sans1" fo:font-size="10pt" fo:font-weight="normal" officeooo:rsid="0033ce2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loext:opacity="100%" style:font-name="Bitstream Vera Sans1" fo:font-size="10pt" fo:font-weight="normal" officeooo:rsid="0226603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loext:opacity="100%" style:font-name="Bitstream Vera Sans1" fo:font-size="10pt" fo:font-weight="normal" officeooo:rsid="0035c99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style:font-name="Bitstream Vera Sans1" fo:font-size="10pt" fo:font-style="normal" style:text-underline-style="none" fo:font-weight="normal" officeooo:rsid="007ee55a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loext:opacity="100%" style:font-name="Bitstream Vera Sans1" fo:font-size="10pt" fo:font-style="normal" style:text-underline-style="none" fo:font-weight="normal" officeooo:rsid="009fc4eb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officeooo:rsid="022ee056"/>
    </style:style>
    <style:style style:name="T46" style:family="text">
      <style:text-properties officeooo:rsid="02301a97"/>
    </style:style>
    <style:style style:name="T47" style:family="text">
      <style:text-properties officeooo:rsid="0230f012"/>
    </style:style>
    <style:style style:name="T48" style:family="text">
      <style:text-properties officeooo:rsid="022fbdc9"/>
    </style:style>
    <style:style style:name="T49" style:family="text">
      <style:text-properties style:font-name="Bitstream Vera Sans1" fo:font-size="10pt" fo:font-style="normal" officeooo:rsid="00820574" style:font-size-asian="10pt" style:font-style-asian="normal" style:font-size-complex="10pt" style:font-style-complex="normal"/>
    </style:style>
    <style:style style:name="T50" style:family="text">
      <style:text-properties style:font-name="Bitstream Vera Sans1" fo:font-size="10pt" style:font-size-asian="10pt" style:font-size-complex="10pt"/>
    </style:style>
    <style:style style:name="T51" style:family="text">
      <style:text-properties style:font-name="Bitstream Vera Sans1" fo:font-size="10pt" officeooo:rsid="02267db0" style:font-size-asian="10pt" style:font-size-complex="10pt"/>
    </style:style>
    <style:style style:name="T52" style:family="text">
      <style:text-properties style:font-name="Bitstream Vera Sans1" fo:font-size="10pt" officeooo:rsid="02280f8b" style:font-size-asian="10pt" style:font-size-complex="10pt"/>
    </style:style>
    <style:style style:name="T53" style:family="text">
      <style:text-properties style:font-name="Bitstream Vera Sans1" fo:font-size="10pt" officeooo:rsid="022c0330" style:font-size-asian="10pt" style:font-size-complex="10pt"/>
    </style:style>
    <style:style style:name="T54" style:family="text">
      <style:text-properties style:font-name="Bitstream Vera Sans1" fo:font-size="10pt" officeooo:rsid="022fbdc9" style:font-size-asian="10pt" style:font-size-complex="10pt"/>
    </style:style>
    <style:style style:name="T55" style:family="text">
      <style:text-properties style:font-name="Bitstream Vera Sans1" fo:font-size="10pt" officeooo:rsid="0230f012" style:font-size-asian="10pt" style:font-size-complex="10pt"/>
    </style:style>
    <style:style style:name="T56" style:family="text">
      <style:text-properties style:font-name="Bitstream Vera Sans1" fo:font-size="10pt" officeooo:rsid="0080cf85" style:font-size-asian="10pt" style:font-size-complex="10pt"/>
    </style:style>
    <style:style style:name="T57" style:family="text">
      <style:text-properties style:font-name="Bitstream Vera Sans1" fo:font-size="10pt" officeooo:rsid="00820574" style:font-size-asian="10pt" style:font-size-complex="10pt"/>
    </style:style>
    <style:style style:name="T58" style:family="text">
      <style:text-properties style:font-name="Bitstream Vera Sans1" fo:font-size="10pt" officeooo:rsid="008190e3" style:font-size-asian="10pt" style:font-size-complex="10pt"/>
    </style:style>
    <style:style style:name="T59" style:family="text">
      <style:text-properties style:font-name="Bitstream Vera Sans1" fo:font-size="10pt" officeooo:rsid="0080cf85" fo:background-color="#ffe399" loext:char-shading-value="0" style:font-size-asian="10pt" style:font-size-complex="10pt"/>
    </style:style>
    <style:style style:name="T60" style:family="text">
      <style:text-properties style:font-name="Bitstream Vera Sans1" fo:font-size="10pt" officeooo:rsid="0080cf85" fo:background-color="#c3efa7" loext:char-shading-value="0" style:font-size-asian="10pt" style:font-size-complex="10pt"/>
    </style:style>
    <style:style style:name="T61" style:family="text">
      <style:text-properties style:font-name="Bitstream Vera Sans1" fo:font-size="10pt" style:text-underline-style="none" fo:font-weight="normal" style:font-size-asian="10pt" style:font-weight-asian="normal" style:font-size-complex="10pt" style:font-weight-complex="normal"/>
    </style:style>
    <style:style style:name="T62" style:family="text">
      <style:text-properties style:font-name="Bitstream Vera Sans1" fo:font-size="10pt" style:text-underline-style="none" fo:font-weight="normal" officeooo:rsid="007ee55a" style:font-size-asian="10pt" style:font-weight-asian="normal" style:font-size-complex="10pt" style:font-weight-complex="normal"/>
    </style:style>
    <style:style style:name="T63" style:family="text">
      <style:text-properties style:font-name="Bitstream Vera Sans1" fo:font-size="10pt" style:text-underline-style="none" fo:font-weight="normal" officeooo:rsid="009fc4eb" style:font-size-asian="10pt" style:font-weight-asian="normal" style:font-size-complex="10pt" style:font-weight-complex="normal"/>
    </style:style>
    <style:style style:name="T64" style:family="text">
      <style:text-properties fo:font-size="2pt"/>
    </style:style>
    <style:style style:name="T65" style:family="text">
      <style:text-properties officeooo:rsid="028a298f"/>
    </style:style>
    <style:style style:name="T66" style:family="text">
      <style:text-properties fo:color="#b38d19" loext:opacity="100%" style:font-name="Bitstream Vera Sans7" fo:font-size="10pt" fo:font-style="normal" fo:font-weight="bold" officeooo:rsid="0294f187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fill-hatch-solid="false" draw:textarea-horizontal-align="left" draw:textarea-vertical-align="top" draw:auto-grow-height="false" fo:min-height="1.563cm" fo:min-width="1.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textarea-horizontal-align="left" draw:textarea-vertical-align="top" draw:auto-grow-height="false" fo:min-height="1.542cm" fo:min-width="1.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529cm" fo:min-width="2.27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49cm" svg:stroke-color="#00a933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hatch" draw:fill-color="#afd095" draw:fill-hatch-name="Black_20_-45_20_Degrees" draw:fill-hatch-solid="false" draw:textarea-horizontal-align="left" draw:textarea-vertical-align="top" draw:auto-grow-height="false" fo:min-height="1.563cm" fo:min-width="1.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fill-hatch-solid="false" draw:textarea-horizontal-align="left" draw:textarea-vertical-align="top" draw:auto-grow-height="false" fo:min-height="1.563cm" fo:min-width="1.07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hatch" draw:fill-color="#afd095" draw:fill-hatch-name="Black_20_-45_20_Degrees" draw:fill-hatch-solid="false" draw:textarea-horizontal-align="left" draw:textarea-vertical-align="top" draw:auto-grow-height="false" fo:min-height="1.563cm" fo:min-width="1.07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textarea-horizontal-align="left" draw:textarea-vertical-align="top" draw:auto-grow-height="false" fo:min-height="1.563cm" fo:min-width="1.07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solid" svg:stroke-width="0.019cm" svg:stroke-color="#069a2e" draw:marker-start="" draw:marker-start-width="0.06cm" draw:marker-start-center="false" draw:marker-end="" draw:marker-end-width="0.06cm" draw:marker-end-center="false" draw:fill="none" draw:fill-color="#729fcf" draw:textarea-horizontal-align="justify" draw:textarea-vertical-align="middle" draw:auto-grow-height="false" fo:min-height="2.577cm" fo:min-width="2.30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19cm" svg:stroke-color="#069a2e" draw:marker-start="" draw:marker-start-width="0.06cm" draw:marker-start-center="false" draw:marker-end="" draw:marker-end-width="0.06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bf819e" draw:fill-hatch-name="Hatching_20_2" draw:fill-hatch-solid="false" draw:textarea-horizontal-align="justify" draw:textarea-vertical-align="middle" draw:auto-grow-height="false" fo:min-height="0.543cm" fo:min-width="0.1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bf819e" draw:fill-hatch-name="Hatching_20_2" draw:fill-hatch-solid="false" draw:textarea-horizontal-align="justify" draw:textarea-vertical-align="middle" draw:auto-grow-height="false" fo:min-height="0.543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bf819e" draw:fill-hatch-name="Hatching_20_2" draw:fill-hatch-solid="false" draw:textarea-horizontal-align="justify" draw:textarea-vertical-align="middle" draw:auto-grow-height="false" fo:min-height="0.543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53" draw:name="Shape2_1" draw:style-name="gr10" draw:text-style-name="P63" svg:width="2.701cm" svg:height="0.715cm" draw:transform="rotate (0.0876155284501154) translate (1.13418055555556cm 1.2065cm)">
        <draw:text-box>
          <text:p text:style-name="P62"><text:span text:style-name="T68">Série 5</text:span></text:p>
        </draw:text-box>
      </draw:frame>
      <draw:frame text:anchor-type="page" text:anchor-page-number="3" draw:z-index="47" draw:name="Shape2_0" draw:style-name="gr10" draw:text-style-name="P63" svg:width="2.701cm" svg:height="0.715cm" draw:transform="rotate (0.0876155284501154) translate (1.13594444444444cm 1.44109722222222cm)">
        <draw:text-box>
          <text:p text:style-name="P62"><text:span text:style-name="T68">Série 5</text:span></text:p>
        </draw:text-box>
      </draw:frame>
      <text:list xml:id="list2598090576" text:style-name="_5f_Numérotation_20_des_20_exercices_20_livrets">
        <text:list-item>
          <text:h text:style-name="P55" text:outline-level="1">En coloriant !</text:h>
        </text:list-item>
      </text:list>
      <text:p text:style-name="_5f_Paragraphe_20_livret_20_"><text:span text:style-name="_5f_pointillés_20_gris"><text:span text:style-name="T40">Complète </text:span></text:span><text:span text:style-name="_5f_pointillés_20_gris"><text:span text:style-name="T41">à chaque fois </text:span></text:span><text:span text:style-name="_5f_pointillés_20_gris"><text:span text:style-name="T40">les calculs suivants en </text:span></text:span><text:span text:style-name="_5f_pointillés_20_gris"><text:span text:style-name="T42">t’aidant des représentations ci-dessous :</text:span></text:span><text:span text:style-name="_5f_pointillés_20_gris"><text:span text:style-name="T40"> </text:span></text:span></text:p>
      <text:p text:style-name="_5f_Paragraphe_20_livret_20_"><draw:g text:anchor-type="paragraph" draw:z-index="27" draw:name="Shape56" draw:style-name="gr11"><draw:custom-shape draw:style-name="gr28" draw:text-style-name="P71" svg:width="0.671cm" svg:height="0.795cm" svg:x="0.157cm" svg:y="0.026cm"><text:p/><draw:enhanced-geometry svg:viewBox="0 0 21600 21600" draw:type="rectangle" draw:enhanced-path="M 0 0 L 21600 0 21600 21600 0 21600 0 0 Z N"/></draw:custom-shape><draw:custom-shape draw:style-name="gr29" draw:text-style-name="P71" svg:width="0.673cm" svg:height="0.795cm" svg:x="0.827cm" svg:y="0.026cm"><text:p/><draw:enhanced-geometry svg:viewBox="0 0 21600 21600" draw:type="rectangle" draw:enhanced-path="M 0 0 L 21600 0 21600 21600 0 21600 0 0 Z N"/></draw:custom-shape><draw:custom-shape draw:style-name="gr30" draw:text-style-name="P72" svg:width="0.673cm" svg:height="0.795cm" svg:x="1.499cm" svg:y="0.026cm"><text:p/><draw:enhanced-geometry svg:viewBox="0 0 21600 21600" draw:type="rectangle" draw:enhanced-path="M 0 0 L 21600 0 21600 21600 0 21600 0 0 Z N"/></draw:custom-shape><draw:custom-shape draw:style-name="gr31" draw:text-style-name="P72" svg:width="0.671cm" svg:height="0.795cm" svg:x="2.171cm" svg:y="0.026cm"><text:p/><draw:enhanced-geometry svg:viewBox="0 0 21600 21600" draw:type="rectangle" draw:enhanced-path="M 0 0 L 21600 0 21600 21600 0 21600 0 0 Z N"/></draw:custom-shape><draw:custom-shape draw:style-name="gr30" draw:text-style-name="P72" svg:width="0.673cm" svg:height="0.795cm" svg:x="2.842cm" svg:y="0.026cm"><text:p/><draw:enhanced-geometry svg:viewBox="0 0 21600 21600" draw:type="rectangle" draw:enhanced-path="M 0 0 L 21600 0 21600 21600 0 21600 0 0 Z N"/></draw:custom-shape><draw:custom-shape draw:style-name="gr30" draw:text-style-name="P72" svg:width="0.673cm" svg:height="0.795cm" svg:x="3.514cm" svg:y="0.026cm"><text:p/><draw:enhanced-geometry svg:viewBox="0 0 21600 21600" draw:type="rectangle" draw:enhanced-path="M 0 0 L 21600 0 21600 21600 0 21600 0 0 Z N"/></draw:custom-shape><draw:custom-shape draw:style-name="gr30" draw:text-style-name="P72" svg:width="0.673cm" svg:height="0.795cm" svg:x="4.186cm" svg:y="0.026cm"><text:p/><draw:enhanced-geometry svg:viewBox="0 0 21600 21600" draw:type="rectangle" draw:enhanced-path="M 0 0 L 21600 0 21600 21600 0 21600 0 0 Z N"/></draw:custom-shape><draw:custom-shape draw:style-name="gr32" draw:text-style-name="P73" svg:width="0.671cm" svg:height="0.795cm" svg:x="4.858cm" svg:y="0.026cm"><text:p/><draw:enhanced-geometry svg:viewBox="0 0 21600 21600" draw:type="rectangle" draw:enhanced-path="M 0 0 L 21600 0 21600 21600 0 21600 0 0 Z N"/></draw:custom-shape><draw:custom-shape draw:style-name="gr32" draw:text-style-name="P73" svg:width="0.671cm" svg:height="0.795cm" svg:x="4.858cm" svg:y="0.026cm"><text:p/><draw:enhanced-geometry svg:viewBox="0 0 21600 21600" draw:type="rectangle" draw:enhanced-path="M 0 0 L 21600 0 21600 21600 0 21600 0 0 Z N"/></draw:custom-shape><draw:custom-shape draw:style-name="gr32" draw:text-style-name="P73" svg:width="0.671cm" svg:height="0.795cm" svg:x="5.528cm" svg:y="0.026cm"><text:p/><draw:enhanced-geometry svg:viewBox="0 0 21600 21600" draw:type="rectangle" draw:enhanced-path="M 0 0 L 21600 0 21600 21600 0 21600 0 0 Z N"/></draw:custom-shape><draw:custom-shape draw:style-name="gr33" draw:text-style-name="P73" svg:width="0.673cm" svg:height="0.795cm" svg:x="6.198cm" svg:y="0.026cm"><text:p/><draw:enhanced-geometry svg:viewBox="0 0 21600 21600" draw:type="rectangle" draw:enhanced-path="M 0 0 L 21600 0 21600 21600 0 21600 0 0 Z N"/></draw:custom-shape><draw:custom-shape draw:style-name="gr32" draw:text-style-name="P73" svg:width="0.671cm" svg:height="0.795cm" svg:x="6.87cm" svg:y="0.026cm"><text:p/><draw:enhanced-geometry svg:viewBox="0 0 21600 21600" draw:type="rectangle" draw:enhanced-path="M 0 0 L 21600 0 21600 21600 0 21600 0 0 Z N"/></draw:custom-shape></draw:g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list xml:id="list174602551440798" text:continue-numbering="true" text:style-name="_5f_Numérotation_20_des_20_exercices_20_livrets">
        <text:list-item>
          <text:list>
            <text:list-item>
              <text:p text:style-name="P48"><text:span text:style-name="Character_5f_20_5f_style"><text:span text:style-name="T25"><draw:frame draw:style-name="fr3" draw:name="Objet18" text:anchor-type="as-char" svg:y="-0.534cm" svg:width="0.517cm" svg:height="0.87cm" draw:z-index="13"><draw:object xlink:href="./Object 252" xlink:type="simple" xlink:show="embed" xlink:actuate="onLoad"/><draw:image xlink:href="./ObjectReplacements/Object 252" xlink:type="simple" xlink:show="embed" xlink:actuate="onLoad"/></draw:frame></text:span></text:span><text:span text:style-name="Character_5f_20_5f_style"><text:span text:style-name="T25"><text:s/>+ </text:span></text:span><text:span text:style-name="Character_5f_20_5f_style"><text:span text:style-name="T25"><draw:frame draw:style-name="fr3" draw:name="Objet31" text:anchor-type="as-char" svg:y="-0.534cm" svg:width="0.517cm" svg:height="0.87cm" draw:z-index="14"><draw:object xlink:href="./Object 253" xlink:type="simple" xlink:show="embed" xlink:actuate="onLoad"/><draw:image xlink:href="./ObjectReplacements/Object 253" xlink:type="simple" xlink:show="embed" xlink:actuate="onLoad"/></draw:frame></text:span></text:span><text:span text:style-name="Character_5f_20_5f_style"><text:span text:style-name="T25"><text:s/>= </text:span></text:span><text:span text:style-name="Character_5f_20_5f_style"><text:span text:style-name="T38">………………………………….</text:span></text:span></text:p>
            </text:list-item>
          </text:list>
        </text:list-item>
      </text:list>
      <text:p text:style-name="_5f_Paragraphe_20_livret_20_"><draw:g text:anchor-type="paragraph" draw:z-index="28" draw:name="Shape57" draw:style-name="gr11"><draw:custom-shape draw:style-name="gr23" draw:text-style-name="P71" svg:width="0.659cm" svg:height="0.795cm" svg:x="0.079cm" svg:y="0.25cm"><text:p/><draw:enhanced-geometry svg:viewBox="0 0 21600 21600" draw:type="rectangle" draw:enhanced-path="M 0 0 L 21600 0 21600 21600 0 21600 0 0 Z N"/></draw:custom-shape><draw:custom-shape draw:style-name="gr23" draw:text-style-name="P71" svg:width="0.659cm" svg:height="0.795cm" svg:x="0.737cm" svg:y="0.25cm"><text:p/><draw:enhanced-geometry svg:viewBox="0 0 21600 21600" draw:type="rectangle" draw:enhanced-path="M 0 0 L 21600 0 21600 21600 0 21600 0 0 Z N"/></draw:custom-shape><draw:custom-shape draw:style-name="gr24" draw:text-style-name="P72" svg:width="0.66cm" svg:height="0.795cm" svg:x="4.028cm" svg:y="0.25cm"><text:p/><draw:enhanced-geometry svg:viewBox="0 0 21600 21600" draw:type="rectangle" draw:enhanced-path="M 0 0 L 21600 0 21600 21600 0 21600 0 0 Z N"/></draw:custom-shape><draw:custom-shape draw:style-name="gr25" draw:text-style-name="P72" svg:width="0.659cm" svg:height="0.795cm" svg:x="3.37cm" svg:y="0.25cm"><text:p/><draw:enhanced-geometry svg:viewBox="0 0 21600 21600" draw:type="rectangle" draw:enhanced-path="M 0 0 L 21600 0 21600 21600 0 21600 0 0 Z N"/></draw:custom-shape><draw:custom-shape draw:style-name="gr26" draw:text-style-name="P73" svg:width="0.66cm" svg:height="0.795cm" svg:x="2.053cm" svg:y="0.25cm"><text:p/><draw:enhanced-geometry svg:viewBox="0 0 21600 21600" draw:type="rectangle" draw:enhanced-path="M 0 0 L 21600 0 21600 21600 0 21600 0 0 Z N"/></draw:custom-shape><draw:custom-shape draw:style-name="gr27" draw:text-style-name="P73" svg:width="0.659cm" svg:height="0.795cm" svg:x="1.395cm" svg:y="0.25cm"><text:p/><draw:enhanced-geometry svg:viewBox="0 0 21600 21600" draw:type="rectangle" draw:enhanced-path="M 0 0 L 21600 0 21600 21600 0 21600 0 0 Z N"/></draw:custom-shape><draw:custom-shape draw:style-name="gr27" draw:text-style-name="P73" svg:width="0.659cm" svg:height="0.795cm" svg:x="2.712cm" svg:y="0.25cm"><text:p/><draw:enhanced-geometry svg:viewBox="0 0 21600 21600" draw:type="rectangle" draw:enhanced-path="M 0 0 L 21600 0 21600 21600 0 21600 0 0 Z N"/></draw:custom-shape></draw:g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list xml:id="list174604319210574" text:continue-numbering="true" text:style-name="_5f_Numérotation_20_des_20_exercices_20_livrets">
        <text:list-item>
          <text:list>
            <text:list-item>
              <text:p text:style-name="P48"><text:span text:style-name="Character_5f_20_5f_style"><text:span text:style-name="T50"><draw:frame draw:style-name="fr3" draw:name="Objet33" text:anchor-type="as-char" svg:y="-0.534cm" svg:width="0.293cm" svg:height="0.87cm" draw:z-index="15"><draw:object xlink:href="./Object 254" xlink:type="simple" xlink:show="embed" xlink:actuate="onLoad"/><draw:image xlink:href="./ObjectReplacements/Object 254" xlink:type="simple" xlink:show="embed" xlink:actuate="onLoad"/></draw:frame></text:span></text:span><text:span text:style-name="Character_5f_20_5f_style"><text:span text:style-name="T50"><text:s/></text:span></text:span><text:span text:style-name="Character_5f_20_5f_style"><text:span text:style-name="T51">+ </text:span></text:span><text:span text:style-name="Character_5f_20_5f_style"><text:span text:style-name="T51"><draw:frame draw:style-name="fr3" draw:name="Objet46" text:anchor-type="as-char" svg:y="-0.534cm" svg:width="0.293cm" svg:height="0.87cm" draw:z-index="16"><draw:object xlink:href="./Object 255" xlink:type="simple" xlink:show="embed" xlink:actuate="onLoad"/><draw:image xlink:href="./ObjectReplacements/Object 255" xlink:type="simple" xlink:show="embed" xlink:actuate="onLoad"/></draw:frame></text:span></text:span><text:span text:style-name="Character_5f_20_5f_style"><text:span text:style-name="T51"><text:s/>= </text:span></text:span><text:span text:style-name="Character_5f_20_5f_style"><text:span text:style-name="T38">………………………………….</text:span></text:span></text:p>
            </text:list-item>
          </text:list>
        </text:list-item>
      </text:list>
      <text:p text:style-name="Standard"><draw:g text:anchor-type="paragraph" draw:z-index="34" draw:name="Forme2" draw:style-name="gr11"><draw:custom-shape draw:style-name="gr12" draw:text-style-name="P67" svg:width="4.001cm" svg:height="4.042cm" svg:x="1.109cm" svg:y="0.246cm"><text:p/><draw:enhanced-geometry svg:viewBox="0 0 21600 21600" draw:mirror-horizontal="false" draw:mirror-vertical="false" draw:text-areas="5672 10799 16250 21599" draw:type="mso-spt100" draw:modifiers="24.1796321823926 66.21838687076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3" draw:text-style-name="P68" svg:width="4.001cm" svg:height="4.001cm" svg:x="1.109cm" svg:y="0.246cm"><text:p/><draw:enhanced-geometry svg:viewBox="0 0 21600 21600" draw:mirror-horizontal="false" draw:mirror-vertical="false" draw:text-areas="5672 10799 16250 21599" draw:type="mso-spt100" draw:modifiers="-60.5126341495547 140.311076080464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69" svg:width="4.001cm" svg:height="4.001cm" svg:x="1.109cm" svg:y="0.2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5" draw:text-style-name="P69" svg:x1="3.108cm" svg:y1="2.249cm" svg:x2="1.576cm" svg:y2="3.534cm"><text:p/></draw:line><draw:line draw:style-name="gr15" draw:text-style-name="P69" svg:x1="3.11cm" svg:y1="2.25cm" svg:x2="1.11cm" svg:y2="2.249cm"><text:p/></draw:line><draw:line draw:style-name="gr15" draw:text-style-name="P69" svg:x1="3.108cm" svg:y1="2.248cm" svg:x2="1.576cm" svg:y2="0.96cm"><text:p/></draw:line><draw:line draw:style-name="gr15" draw:text-style-name="P69" svg:x1="3.111cm" svg:y1="2.249cm" svg:x2="2.764cm" svg:y2="0.277cm"><text:p/></draw:line><draw:line draw:style-name="gr15" draw:text-style-name="P69" svg:x1="3.107cm" svg:y1="2.249cm" svg:x2="4.106cm" svg:y2="0.515cm"><text:p/></draw:line><draw:line draw:style-name="gr15" draw:text-style-name="P69" svg:x1="3.107cm" svg:y1="2.248cm" svg:x2="4.985cm" svg:y2="1.562cm"><text:p/></draw:line><draw:line draw:style-name="gr15" draw:text-style-name="P69" svg:x1="3.107cm" svg:y1="2.249cm" svg:x2="5.005cm" svg:y2="2.947cm"><text:p/></draw:line><draw:line draw:style-name="gr15" draw:text-style-name="P69" svg:x1="3.107cm" svg:y1="2.249cm" svg:x2="4.105cm" svg:y2="3.979cm"><text:p/></draw:line><draw:line draw:style-name="gr15" draw:text-style-name="P69" svg:x1="3.113cm" svg:y1="2.249cm" svg:x2="2.764cm" svg:y2="4.216cm"><text:p/></draw:line><draw:custom-shape draw:style-name="gr16" draw:text-style-name="P70" svg:width="4.001cm" svg:height="4.042cm" svg:x="1.109cm" svg:y="0.205cm"><text:p/><draw:enhanced-geometry svg:viewBox="0 0 21600 21600" draw:mirror-horizontal="false" draw:mirror-vertical="false" draw:text-areas="5672 10799 16250 21599" draw:type="mso-spt100" draw:modifiers="20.687579633939 99.2588206433242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Character_5f_20_5f_style"><text:span text:style-name="T38"/></text:span></text:p>
      <text:p text:style-name="_5f_Paragraphe_20_livret_20_"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list xml:id="list174603651533525" text:continue-numbering="true" text:style-name="_5f_Numérotation_20_des_20_exercices_20_livrets">
        <text:list-item>
          <text:list>
            <text:list-item>
              <text:p text:style-name="P48"><text:span text:style-name="Character_5f_20_5f_style"><text:span text:style-name="T28"><draw:frame draw:style-name="fr3" draw:name="Objet47" text:anchor-type="as-char" svg:y="-0.534cm" svg:width="0.293cm" svg:height="0.87cm" draw:z-index="17"><draw:object xlink:href="./Object 256" xlink:type="simple" xlink:show="embed" xlink:actuate="onLoad"/><draw:image xlink:href="./ObjectReplacements/Object 256" xlink:type="simple" xlink:show="embed" xlink:actuate="onLoad"/></draw:frame></text:span></text:span><text:span text:style-name="Character_5f_20_5f_style"><text:span text:style-name="T28"><text:s/>– </text:span></text:span><text:span text:style-name="Character_5f_20_5f_style"><text:span text:style-name="T28"><draw:frame draw:style-name="fr3" draw:name="Objet48" text:anchor-type="as-char" svg:y="-0.534cm" svg:width="0.293cm" svg:height="0.87cm" draw:z-index="18"><draw:object xlink:href="./Object 257" xlink:type="simple" xlink:show="embed" xlink:actuate="onLoad"/><draw:image xlink:href="./ObjectReplacements/Object 257" xlink:type="simple" xlink:show="embed" xlink:actuate="onLoad"/></draw:frame></text:span></text:span><text:span text:style-name="Character_5f_20_5f_style"><text:span text:style-name="T29"><text:s/>= </text:span></text:span><text:span text:style-name="Character_5f_20_5f_style"><text:span text:style-name="T38">………………………………….</text:span></text:span></text:p>
            </text:list-item>
          </text:list>
        </text:list-item>
      </text:list>
      <text:p text:style-name="_5f_Paragraphe_20_livret_20_"><draw:g text:anchor-type="paragraph" draw:z-index="33" draw:name="Forme1" draw:style-name="gr11"><draw:custom-shape draw:style-name="gr17" draw:text-style-name="P67" svg:width="4cm" svg:height="4.042cm" svg:x="1.155cm" svg:y="-0.019cm"><text:p/><draw:enhanced-geometry svg:viewBox="0 0 21600 21600" draw:mirror-horizontal="false" draw:mirror-vertical="false" draw:text-areas="5672 10799 16250 21599" draw:type="mso-spt100" draw:modifiers="-99.3448100913051 -19.9201876534466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8" draw:text-style-name="P70" svg:width="4cm" svg:height="4.042cm" svg:x="1.155cm" svg:y="-0.019cm"><text:p/><draw:enhanced-geometry svg:viewBox="0 0 21600 21600" draw:mirror-horizontal="false" draw:mirror-vertical="false" draw:text-areas="5672 10799 16250 21599" draw:type="mso-spt100" draw:modifiers="-99.266879828954 -20.4897490236819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9" draw:text-style-name="P68" svg:width="4cm" svg:height="4.042cm" svg:x="1.155cm" svg:y="-0.019cm"><text:p/><draw:enhanced-geometry svg:viewBox="0 0 21600 21600" draw:mirror-horizontal="false" draw:mirror-vertical="false" draw:text-areas="5672 10799 16250 21599" draw:type="mso-spt100" draw:modifiers="120.020180826508 -100.104279406187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20"><draw:custom-shape draw:style-name="gr21" draw:text-style-name="P69" svg:width="3.985cm" svg:height="4.028cm" svg:x="1.169cm" svg:y="-0.0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2" draw:text-style-name="P69" svg:x1="1.17cm" svg:y1="1.995cm" svg:x2="5.155cm" svg:y2="1.995cm"><text:p/></draw:line><draw:line draw:style-name="gr22" draw:text-style-name="P69" svg:x1="1.29cm" svg:y1="2.684cm" svg:x2="5.035cm" svg:y2="1.307cm"><text:p/></draw:line><draw:line draw:style-name="gr22" draw:text-style-name="P69" svg:x1="1.636cm" svg:y1="3.29cm" svg:x2="4.689cm" svg:y2="0.702cm"><text:p/></draw:line><draw:line draw:style-name="gr22" draw:text-style-name="P69" svg:x1="2.166cm" svg:y1="3.741cm" svg:x2="4.159cm" svg:y2="0.254cm"><text:p/></draw:line><draw:line draw:style-name="gr22" draw:text-style-name="P69" svg:x1="2.817cm" svg:y1="3.977cm" svg:x2="3.509cm" svg:y2="0.011cm"><text:p/></draw:line><draw:line draw:style-name="gr22" draw:text-style-name="P69" svg:x1="3.509cm" svg:y1="3.977cm" svg:x2="2.817cm" svg:y2="0.011cm"><text:p/></draw:line><draw:line draw:style-name="gr22" draw:text-style-name="P69" svg:x1="4.159cm" svg:y1="3.741cm" svg:x2="2.166cm" svg:y2="0.254cm"><text:p/></draw:line><draw:line draw:style-name="gr22" draw:text-style-name="P69" svg:x1="4.689cm" svg:y1="3.29cm" svg:x2="1.636cm" svg:y2="0.702cm"><text:p/></draw:line><draw:line draw:style-name="gr22" draw:text-style-name="P69" svg:x1="5.035cm" svg:y1="2.684cm" svg:x2="1.29cm" svg:y2="1.307cm"><text:p/></draw:line></draw:g></draw:g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p text:style-name="_5f_Paragraphe_20_livret_20_"><text:span text:style-name="Character_5f_20_5f_style"><text:span text:style-name="T50"/></text:span></text:p>
      <text:list xml:id="list174603686685185" text:continue-numbering="true" text:style-name="_5f_Numérotation_20_des_20_exercices_20_livrets">
        <text:list-item>
          <text:list>
            <text:list-item>
              <text:p text:style-name="P48"><text:span text:style-name="Character_5f_20_5f_style"><text:span text:style-name="T28"><draw:frame draw:style-name="fr3" draw:name="Objet49" text:anchor-type="as-char" svg:y="-0.534cm" svg:width="0.517cm" svg:height="0.87cm" draw:z-index="19"><draw:object xlink:href="./Object 258" xlink:type="simple" xlink:show="embed" xlink:actuate="onLoad"/><draw:image xlink:href="./ObjectReplacements/Object 258" xlink:type="simple" xlink:show="embed" xlink:actuate="onLoad"/></draw:frame></text:span></text:span><text:span text:style-name="Character_5f_20_5f_style"><text:span text:style-name="T28"><text:s/>– </text:span></text:span><text:span text:style-name="Character_5f_20_5f_style"><text:span text:style-name="T28"><draw:frame draw:style-name="fr3" draw:name="Objet50" text:anchor-type="as-char" svg:y="-0.534cm" svg:width="0.517cm" svg:height="0.87cm" draw:z-index="20"><draw:object xlink:href="./Object 259" xlink:type="simple" xlink:show="embed" xlink:actuate="onLoad"/><draw:image xlink:href="./ObjectReplacements/Object 259" xlink:type="simple" xlink:show="embed" xlink:actuate="onLoad"/></draw:frame></text:span></text:span><text:span text:style-name="Character_5f_20_5f_style"><text:span text:style-name="T29"><text:s/>= </text:span></text:span><text:span text:style-name="Character_5f_20_5f_style"><text:span text:style-name="T38">………………………………….</text:span></text:span></text:p>
            </text:list-item>
          </text:list>
        </text:list-item>
        <text:list-item>
          <text:p text:style-name="_5f_Titre_20_d_27_exercices_20_livret_20_sans_20_titre_20_avec_20_num_20_exo"><text:span text:style-name="Character_5f_20_5f_style"><text:span text:style-name="T50">Calcule</text:span></text:span><text:span text:style-name="Character_5f_20_5f_style"><text:span text:style-name="T52"> mentalement.</text:span></text:span></text:p>
        </text:list-item>
      </text:list>
      <text:section text:style-name="Sect1" text:name="Section1">
        <text:list xml:id="list174604321539215" text:continue-numbering="true" text:style-name="_5f_Numérotation_20_des_20_exercices_20_livrets">
          <text:list-item>
            <text:list>
              <text:list-item>
                <text:p text:style-name="P49"><text:span text:style-name="Character_5f_20_5f_style"><text:span text:style-name="T50"><draw:frame draw:style-name="fr3" draw:name="Objet70" text:anchor-type="as-char" svg:y="-0.534cm" svg:width="0.293cm" svg:height="0.87cm" draw:z-index="21"><draw:object xlink:href="./Object 277" xlink:type="simple" xlink:show="embed" xlink:actuate="onLoad"/><draw:image xlink:href="./ObjectReplacements/Object 277" xlink:type="simple" xlink:show="embed" xlink:actuate="onLoad"/></draw:frame></text:span></text:span><text:span text:style-name="Character_5f_20_5f_style"><text:span text:style-name="T50"><text:s/></text:span></text:span><text:span text:style-name="Character_5f_20_5f_style"><text:span text:style-name="T52">+ </text:span></text:span><text:span text:style-name="Character_5f_20_5f_style"><text:span text:style-name="T52"><draw:frame draw:style-name="fr3" draw:name="Objet71" text:anchor-type="as-char" svg:y="-0.534cm" svg:width="0.293cm" svg:height="0.87cm" draw:z-index="22"><draw:object xlink:href="./Object 278" xlink:type="simple" xlink:show="embed" xlink:actuate="onLoad"/><draw:image xlink:href="./ObjectReplacements/Object 278" xlink:type="simple" xlink:show="embed" xlink:actuate="onLoad"/></draw:frame></text:span></text:span><text:span text:style-name="Character_5f_20_5f_style"><text:span text:style-name="T52"><text:s/></text:span></text:span><text:span text:style-name="Character_5f_20_5f_style"><text:span text:style-name="T25">= </text:span></text:span><text:span text:style-name="Character_5f_20_5f_style"><text:span text:style-name="T38">……………..</text:span></text:span></text:p>
              </text:list-item>
            </text:list>
          </text:list-item>
        </text:list>
        <text:p text:style-name="P39"><text:span text:style-name="Character_5f_20_5f_style"><text:span text:style-name="T64"/></text:span></text:p>
        <text:list xml:id="list174603655343511" text:continue-numbering="true" text:style-name="_5f_Numérotation_20_des_20_exercices_20_livrets">
          <text:list-item>
            <text:list>
              <text:list-item>
                <text:p text:style-name="P49"><text:span text:style-name="Character_5f_20_5f_style"><text:span text:style-name="T26"><draw:frame draw:style-name="fr3" draw:name="Object208" text:anchor-type="as-char" svg:y="-0.534cm" svg:width="0.517cm" svg:height="0.87cm" draw:z-index="48"><draw:object xlink:href="./Object 368" xlink:type="simple" xlink:show="embed" xlink:actuate="onLoad"/><draw:image xlink:href="./ObjectReplacements/Object 368" xlink:type="simple" xlink:show="embed" xlink:actuate="onLoad"/></draw:frame></text:span></text:span><text:span text:style-name="Character_5f_20_5f_style"><text:span text:style-name="T26"><text:s/>+ </text:span></text:span><text:span text:style-name="Character_5f_20_5f_style"><text:span text:style-name="T39"><draw:frame draw:style-name="fr3" draw:name="Objet73" text:anchor-type="as-char" svg:y="-0.534cm" svg:width="0.517cm" svg:height="0.87cm" draw:z-index="23"><draw:object xlink:href="./Object 281" xlink:type="simple" xlink:show="embed" xlink:actuate="onLoad"/><draw:image xlink:href="./ObjectReplacements/Object 281" xlink:type="simple" xlink:show="embed" xlink:actuate="onLoad"/></draw:frame></text:span></text:span><text:span text:style-name="Character_5f_20_5f_style"><text:span text:style-name="T39"><text:s/></text:span></text:span><text:span text:style-name="Character_5f_20_5f_style"><text:span text:style-name="T25">= </text:span></text:span><text:span text:style-name="Character_5f_20_5f_style"><text:span text:style-name="T38">…………..</text:span></text:span></text:p>
              </text:list-item>
            </text:list>
          </text:list-item>
        </text:list>
        <text:p text:style-name="P39"><text:span text:style-name="Character_5f_20_5f_style"><text:span text:style-name="T64"/></text:span></text:p>
        <text:list xml:id="list174602471289593" text:continue-numbering="true" text:style-name="_5f_Numérotation_20_des_20_exercices_20_livrets">
          <text:list-item>
            <text:list>
              <text:list-item>
                <text:p text:style-name="P49"><text:span text:style-name="Character_5f_20_5f_style"><text:span text:style-name="T39"><draw:frame draw:style-name="fr3" draw:name="Objet74" text:anchor-type="as-char" svg:y="-0.534cm" svg:width="0.517cm" svg:height="0.87cm" draw:z-index="49"><draw:object xlink:href="./Object 282" xlink:type="simple" xlink:show="embed" xlink:actuate="onLoad"/><draw:image xlink:href="./ObjectReplacements/Object 282" xlink:type="simple" xlink:show="embed" xlink:actuate="onLoad"/></draw:frame></text:span></text:span><text:span text:style-name="Character_5f_20_5f_style"><text:span text:style-name="T39"><text:s/></text:span></text:span><text:span text:style-name="Character_5f_20_5f_style"><text:span text:style-name="T26">– </text:span></text:span><text:span text:style-name="Character_5f_20_5f_style"><text:span text:style-name="T39"><draw:frame draw:style-name="fr3" draw:name="Objet75" text:anchor-type="as-char" svg:y="-0.534cm" svg:width="0.517cm" svg:height="0.87cm" draw:z-index="24"><draw:object xlink:href="./Object 283" xlink:type="simple" xlink:show="embed" xlink:actuate="onLoad"/><draw:image xlink:href="./ObjectReplacements/Object 283" xlink:type="simple" xlink:show="embed" xlink:actuate="onLoad"/></draw:frame></text:span></text:span><text:span text:style-name="Character_5f_20_5f_style"><text:span text:style-name="T39"><text:s/></text:span></text:span><text:span text:style-name="Character_5f_20_5f_style"><text:span text:style-name="T25">= </text:span></text:span><text:span text:style-name="Character_5f_20_5f_style"><text:span text:style-name="T38">……………</text:span></text:span></text:p>
              </text:list-item>
            </text:list>
          </text:list-item>
        </text:list>
        <text:p text:style-name="P39"><text:span text:style-name="Character_5f_20_5f_style"><text:span text:style-name="T64"/></text:span></text:p>
        <text:list xml:id="list174603492510098" text:continue-numbering="true" text:style-name="_5f_Numérotation_20_des_20_exercices_20_livrets">
          <text:list-item>
            <text:list>
              <text:list-item>
                <text:p text:style-name="P49"><text:span text:style-name="Character_5f_20_5f_style"><text:span text:style-name="T39"><draw:frame draw:style-name="fr3" draw:name="Objet76" text:anchor-type="as-char" svg:y="-0.534cm" svg:width="0.741cm" svg:height="0.87cm" draw:z-index="50"><draw:object xlink:href="./Object 284" xlink:type="simple" xlink:show="embed" xlink:actuate="onLoad"/><draw:image xlink:href="./ObjectReplacements/Object 284" xlink:type="simple" xlink:show="embed" xlink:actuate="onLoad"/></draw:frame></text:span></text:span><text:span text:style-name="Character_5f_20_5f_style"><text:span text:style-name="T39"><text:s/></text:span></text:span><text:span text:style-name="Character_5f_20_5f_style"><text:span text:style-name="T26">– </text:span></text:span><text:span text:style-name="Character_5f_20_5f_style"><text:span text:style-name="T39"><draw:frame draw:style-name="fr3" draw:name="Objet77" text:anchor-type="as-char" svg:y="-0.534cm" svg:width="0.741cm" svg:height="0.87cm" draw:z-index="51"><draw:object xlink:href="./Object 285" xlink:type="simple" xlink:show="embed" xlink:actuate="onLoad"/><draw:image xlink:href="./ObjectReplacements/Object 285" xlink:type="simple" xlink:show="embed" xlink:actuate="onLoad"/></draw:frame></text:span></text:span><text:span text:style-name="Character_5f_20_5f_style"><text:span text:style-name="T39"><text:s/></text:span></text:span><text:span text:style-name="Character_5f_20_5f_style"><text:span text:style-name="T25">= </text:span></text:span><text:span text:style-name="Character_5f_20_5f_style"><text:span text:style-name="T38">………..</text:span></text:span></text:p>
              </text:list-item>
            </text:list>
          </text:list-item>
        </text:list>
        <text:p text:style-name="P39"><text:span text:style-name="Character_5f_20_5f_style"><text:span text:style-name="T64"/></text:span></text:p>
        <text:list xml:id="list174604374513806" text:continue-numbering="true" text:style-name="_5f_Numérotation_20_des_20_exercices_20_livrets">
          <text:list-item>
            <text:list>
              <text:list-item>
                <text:p text:style-name="P49"><text:span text:style-name="Character_5f_20_5f_style"><text:span text:style-name="T39"><draw:frame draw:style-name="fr3" draw:name="Objet78" text:anchor-type="as-char" svg:y="-0.534cm" svg:width="0.741cm" svg:height="0.87cm" draw:z-index="25"><draw:object xlink:href="./Object 286" xlink:type="simple" xlink:show="embed" xlink:actuate="onLoad"/><draw:image xlink:href="./ObjectReplacements/Object 286" xlink:type="simple" xlink:show="embed" xlink:actuate="onLoad"/></draw:frame></text:span></text:span><text:span text:style-name="Character_5f_20_5f_style"><text:span text:style-name="T39"><text:s/></text:span></text:span><text:span text:style-name="Character_5f_20_5f_style"><text:span text:style-name="T26">+ </text:span></text:span><text:span text:style-name="Character_5f_20_5f_style"><text:span text:style-name="T39"><draw:frame draw:style-name="fr3" draw:name="Objet79" text:anchor-type="as-char" svg:y="-0.534cm" svg:width="0.517cm" svg:height="0.87cm" draw:z-index="26"><draw:object xlink:href="./Object 287" xlink:type="simple" xlink:show="embed" xlink:actuate="onLoad"/><draw:image xlink:href="./ObjectReplacements/Object 287" xlink:type="simple" xlink:show="embed" xlink:actuate="onLoad"/></draw:frame></text:span></text:span><text:span text:style-name="Character_5f_20_5f_style"><text:span text:style-name="T39"><text:s/></text:span></text:span><text:span text:style-name="Character_5f_20_5f_style"><text:span text:style-name="T25">= </text:span></text:span><text:span text:style-name="Character_5f_20_5f_style"><text:span text:style-name="T38">…………</text:span></text:span></text:p>
              </text:list-item>
            </text:list>
          </text:list-item>
        </text:list>
        <text:p text:style-name="P39"><text:span text:style-name="Character_5f_20_5f_style"><text:span text:style-name="T64"/></text:span></text:p>
        <text:list xml:id="list174603406200994" text:continue-numbering="true" text:style-name="_5f_Numérotation_20_des_20_exercices_20_livrets">
          <text:list-item>
            <text:list>
              <text:list-item>
                <text:p text:style-name="P49"><text:span text:style-name="Character_5f_20_5f_style"><text:span text:style-name="T39"><draw:frame draw:style-name="fr3" draw:name="Objet80" text:anchor-type="as-char" svg:y="-0.534cm" svg:width="0.517cm" svg:height="0.87cm" draw:z-index="52"><draw:object xlink:href="./Object 288" xlink:type="simple" xlink:show="embed" xlink:actuate="onLoad"/><draw:image xlink:href="./ObjectReplacements/Object 288" xlink:type="simple" xlink:show="embed" xlink:actuate="onLoad"/></draw:frame></text:span></text:span><text:span text:style-name="Character_5f_20_5f_style"><text:span text:style-name="T39"><text:s/></text:span></text:span><text:span text:style-name="Character_5f_20_5f_style"><text:span text:style-name="T26">– </text:span></text:span><text:span text:style-name="Character_5f_20_5f_style"><text:span text:style-name="T39"><draw:frame draw:style-name="fr3" draw:name="Objet81" text:anchor-type="as-char" svg:y="-0.534cm" svg:width="0.517cm" svg:height="0.87cm" draw:z-index="29"><draw:object xlink:href="./Object 289" xlink:type="simple" xlink:show="embed" xlink:actuate="onLoad"/><draw:image xlink:href="./ObjectReplacements/Object 289" xlink:type="simple" xlink:show="embed" xlink:actuate="onLoad"/></draw:frame></text:span></text:span><text:span text:style-name="Character_5f_20_5f_style"><text:span text:style-name="T39"><text:s/></text:span></text:span><text:span text:style-name="Character_5f_20_5f_style"><text:span text:style-name="T25">= </text:span></text:span><text:span text:style-name="Character_5f_20_5f_style"><text:span text:style-name="T38">……………</text:span></text:span></text:p>
              </text:list-item>
            </text:list>
          </text:list-item>
        </text:list>
      </text:section>
      <text:list xml:id="list174602440107091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53">Complète.</text:span></text:span></text:p>
        </text:list-item>
      </text:list>
      <text:section text:style-name="Sect2" text:name="Section13">
        <text:list xml:id="list174603272470336" text:continue-numbering="true" text:style-name="_5f_Numérotation_20_des_20_exercices_20_livrets">
          <text:list-item>
            <text:list>
              <text:list-item>
                <text:p text:style-name="P48"><text:span text:style-name="Character_5f_20_5f_style"><text:span text:style-name="T53">6 </text:span></text:span><text:span text:style-name="Character_5f_20_5f_style"><text:span text:style-name="T37">×</text:span></text:span><text:span text:style-name="Character_5f_20_5f_style"><text:span text:style-name="T53"> </text:span></text:span><text:span text:style-name="Character_5f_20_5f_style"><text:span text:style-name="T53"><draw:frame draw:style-name="fr3" draw:name="Objet126" text:anchor-type="as-char" svg:y="-0.482cm" svg:width="0.293cm" svg:height="0.87cm" draw:z-index="30"><draw:object xlink:href="./Object 321" xlink:type="simple" xlink:show="embed" xlink:actuate="onLoad"/><draw:image xlink:href="./ObjectReplacements/Object 321" xlink:type="simple" xlink:show="embed" xlink:actuate="onLoad"/><svg:desc>formule</svg:desc></draw:frame></text:span></text:span><text:span text:style-name="Character_5f_20_5f_style"><text:span text:style-name="T53"><text:s/></text:span></text:span><text:span text:style-name="Character_5f_20_5f_style"><text:span text:style-name="T25">= <text:s/></text:span></text:span><text:span text:style-name="Character_5f_20_5f_style"><text:span text:style-name="T38">…..…</text:span></text:span></text:p>
              </text:list-item>
              <text:list-item>
                <text:p text:style-name="P48"><text:span text:style-name="Character_5f_20_5f_style"><text:span text:style-name="T53">13 </text:span></text:span><text:span text:style-name="Character_5f_20_5f_style"><text:span text:style-name="T37">×</text:span></text:span><text:span text:style-name="Character_5f_20_5f_style"><text:span text:style-name="T53"> </text:span></text:span><text:span text:style-name="Character_5f_20_5f_style"><text:span text:style-name="T53"><draw:frame draw:style-name="fr3" draw:name="Objet127" text:anchor-type="as-char" svg:y="-0.482cm" svg:width="0.517cm" svg:height="0.87cm" draw:z-index="31"><draw:object xlink:href="./Object 322" xlink:type="simple" xlink:show="embed" xlink:actuate="onLoad"/><draw:image xlink:href="./ObjectReplacements/Object 322" xlink:type="simple" xlink:show="embed" xlink:actuate="onLoad"/></draw:frame></text:span></text:span><text:span text:style-name="Character_5f_20_5f_style"><text:span text:style-name="T53"><text:s/></text:span></text:span><text:span text:style-name="Character_5f_20_5f_style"><text:span text:style-name="T25">= <text:s/></text:span></text:span><text:span text:style-name="Character_5f_20_5f_style"><text:span text:style-name="T38">…..…</text:span></text:span></text:p>
              </text:list-item>
              <text:list-item>
                <text:p text:style-name="P48"><text:span text:style-name="Character_5f_20_5f_style"><text:span text:style-name="T53">7 </text:span></text:span><text:span text:style-name="Character_5f_20_5f_style"><text:span text:style-name="T37">×</text:span></text:span><text:span text:style-name="Character_5f_20_5f_style"><text:span text:style-name="T53"> </text:span></text:span><text:span text:style-name="Character_5f_20_5f_style"><text:span text:style-name="T53"><draw:frame draw:style-name="fr3" draw:name="Objet128" text:anchor-type="as-char" svg:y="-0.512cm" svg:width="0.741cm" svg:height="0.87cm" draw:z-index="32"><draw:object xlink:href="./Object 323" xlink:type="simple" xlink:show="embed" xlink:actuate="onLoad"/><draw:image xlink:href="./ObjectReplacements/Object 323" xlink:type="simple" xlink:show="embed" xlink:actuate="onLoad"/><svg:desc>formule</svg:desc></draw:frame></text:span></text:span><text:span text:style-name="Character_5f_20_5f_style"><text:span text:style-name="T53"><text:s/>= 1</text:span></text:span></text:p>
              </text:list-item>
              <text:list-item>
                <text:p text:style-name="P48"><text:span text:style-name="Character_5f_20_5f_style"><text:span text:style-name="T53">19 </text:span></text:span><text:span text:style-name="Character_5f_20_5f_style"><text:span text:style-name="T37">×</text:span></text:span><text:span text:style-name="Character_5f_20_5f_style"><text:span text:style-name="T53"> </text:span></text:span><text:span text:style-name="Character_5f_20_5f_style"><text:span text:style-name="T53"><draw:frame draw:style-name="fr3" draw:name="Objet129" text:anchor-type="as-char" svg:y="-0.512cm" svg:width="0.741cm" svg:height="0.87cm" draw:z-index="35"><draw:object xlink:href="./Object 324" xlink:type="simple" xlink:show="embed" xlink:actuate="onLoad"/><draw:image xlink:href="./ObjectReplacements/Object 324" xlink:type="simple" xlink:show="embed" xlink:actuate="onLoad"/><svg:desc>formule</svg:desc></draw:frame></text:span></text:span><text:span text:style-name="Character_5f_20_5f_style"><text:span text:style-name="T53"><text:s/>= 76</text:span></text:span></text:p>
              </text:list-item>
              <text:list-item>
                <text:p text:style-name="P48"><text:span text:style-name="Character_5f_20_5f_style"><text:span text:style-name="T50"><draw:frame draw:style-name="fr3" draw:name="Objet130" text:anchor-type="as-char" svg:y="-0.512cm" svg:width="0.741cm" svg:height="0.87cm" draw:z-index="36"><draw:object xlink:href="./Object 325" xlink:type="simple" xlink:show="embed" xlink:actuate="onLoad"/><draw:image xlink:href="./ObjectReplacements/Object 325" xlink:type="simple" xlink:show="embed" xlink:actuate="onLoad"/><svg:desc>formule</svg:desc></draw:frame></text:span></text:span><text:span text:style-name="Character_5f_20_5f_style"><text:span text:style-name="T37">×</text:span></text:span><text:span text:style-name="Character_5f_20_5f_style"><text:span text:style-name="T50"> </text:span></text:span><text:span text:style-name="Character_5f_20_5f_style"><text:span text:style-name="T53">7 = 100</text:span></text:span></text:p>
              </text:list-item>
              <text:list-item>
                <text:p text:style-name="P48"><text:span text:style-name="Character_5f_20_5f_style"><text:span text:style-name="T53">8 </text:span></text:span><text:span text:style-name="Character_5f_20_5f_style"><text:span text:style-name="T37">×</text:span></text:span><text:span text:style-name="Character_5f_20_5f_style"><text:span text:style-name="T53"> </text:span></text:span><text:span text:style-name="Character_5f_20_5f_style"><text:span text:style-name="T53"><draw:frame draw:style-name="fr3" draw:name="Objet131" text:anchor-type="as-char" svg:y="-0.482cm" svg:width="0.741cm" svg:height="0.87cm" draw:z-index="37"><draw:object xlink:href="./Object 326" xlink:type="simple" xlink:show="embed" xlink:actuate="onLoad"/><draw:image xlink:href="./ObjectReplacements/Object 326" xlink:type="simple" xlink:show="embed" xlink:actuate="onLoad"/><svg:desc>formule</svg:desc></draw:frame></text:span></text:span><text:span text:style-name="Character_5f_20_5f_style"><text:span text:style-name="T53"><text:s/>= 4</text:span></text:span></text:p>
              </text:list-item>
            </text:list>
          </text:list-item>
        </text:list>
      </text:section>
      <text:h text:style-name="P56" text:outline-level="1"/>
      <text:h text:style-name="P56" text:outline-level="1"/>
      <text:list xml:id="list174603156085236" text:continue-numbering="true" text:style-name="_5f_Numérotation_20_des_20_exercices_20_livrets">
        <text:list-item>
          <text:h text:style-name="_5f_Titre_20_d_27_exercices_20_livret_20_avec_20_num_20_exo" text:outline-level="1"><text:span text:style-name="T47">D</text:span><text:span text:style-name="T48">emi, quart, et pourcentages</text:span></text:h>
        </text:list-item>
      </text:list>
      <text:p text:style-name="P15"><text:s/><text:span text:style-name="T45">Complète les expressions à l’aide d’une des frac­tions suivantes : </text:span><text:span text:style-name="T45"><draw:frame draw:style-name="fr3" draw:name="Objet136" text:anchor-type="as-char" svg:y="-0.482cm" svg:width="0.293cm" svg:height="0.87cm" draw:z-index="38"><draw:object xlink:href="./Object 329" xlink:type="simple" xlink:show="embed" xlink:actuate="onLoad"/><draw:image xlink:href="./ObjectReplacements/Object 329" xlink:type="simple" xlink:show="embed" xlink:actuate="onLoad"/></draw:frame></text:span><text:span text:style-name="T45"><text:s/>; </text:span><text:span text:style-name="T45"><draw:frame draw:style-name="fr3" draw:name="Objet137" text:anchor-type="as-char" svg:y="-0.482cm" svg:width="0.293cm" svg:height="0.87cm" draw:z-index="39"><draw:object xlink:href="./Object 330" xlink:type="simple" xlink:show="embed" xlink:actuate="onLoad"/><draw:image xlink:href="./ObjectReplacements/Object 330" xlink:type="simple" xlink:show="embed" xlink:actuate="onLoad"/></draw:frame></text:span><text:span text:style-name="T45"><text:s/>; </text:span><text:span text:style-name="T45"><draw:frame draw:style-name="fr3" draw:name="Objet138" text:anchor-type="as-char" svg:y="-0.482cm" svg:width="0.293cm" svg:height="0.87cm" draw:z-index="40"><draw:object xlink:href="./Object 331" xlink:type="simple" xlink:show="embed" xlink:actuate="onLoad"/><draw:image xlink:href="./ObjectReplacements/Object 331" xlink:type="simple" xlink:show="embed" xlink:actuate="onLoad"/></draw:frame></text:span><text:span text:style-name="T45"><text:s/>; </text:span><text:span text:style-name="T45"><draw:frame draw:style-name="fr3" draw:name="Objet139" text:anchor-type="as-char" svg:y="-0.482cm" svg:width="0.517cm" svg:height="0.87cm" draw:z-index="41"><draw:object xlink:href="./Object 332" xlink:type="simple" xlink:show="embed" xlink:actuate="onLoad"/><draw:image xlink:href="./ObjectReplacements/Object 332" xlink:type="simple" xlink:show="embed" xlink:actuate="onLoad"/></draw:frame></text:span></text:p>
      <text:list xml:id="list174602441355683" text:continue-numbering="true" text:style-name="_5f_Numérotation_20_des_20_exercices_20_livrets">
        <text:list-item>
          <text:list>
            <text:list-item>
              <text:p text:style-name="P50"><text:span text:style-name="_5f_pointillés_20_gris"><text:span text:style-name="T50"><draw:frame draw:style-name="fr3" draw:name="Objet140" text:anchor-type="as-char" svg:y="-0.512cm" svg:width="0.741cm" svg:height="0.87cm" draw:z-index="42"><draw:object xlink:href="./Object 333" xlink:type="simple" xlink:show="embed" xlink:actuate="onLoad"/><draw:image xlink:href="./ObjectReplacements/Object 333" xlink:type="simple" xlink:show="embed" xlink:actuate="onLoad"/><svg:desc>formule</svg:desc></draw:frame></text:span></text:span><text:span text:style-name="_5f_pointillés_20_gris"><text:span text:style-name="T50"><text:s/></text:span></text:span><text:span text:style-name="_5f_pointillés_20_gris"><text:span text:style-name="T15">de 123 est égal à 12,3.</text:span></text:span></text:p>
            </text:list-item>
          </text:list>
        </text:list-item>
      </text:list>
      <text:p text:style-name="P40"><text:span text:style-name="_5f_pointillés_20_gris"><text:span text:style-name="T64"/></text:span></text:p>
      <text:list xml:id="list174602615793394" text:continue-numbering="true" text:style-name="_5f_Numérotation_20_des_20_exercices_20_livrets">
        <text:list-item>
          <text:list>
            <text:list-item>
              <text:p text:style-name="P50"><text:span text:style-name="_5f_pointillés_20_gris"><text:span text:style-name="T54"><draw:frame draw:style-name="fr3" draw:name="Objet141" text:anchor-type="as-char" svg:y="-0.512cm" svg:width="0.741cm" svg:height="0.87cm" draw:z-index="43"><draw:object xlink:href="./Object 334" xlink:type="simple" xlink:show="embed" xlink:actuate="onLoad"/><draw:image xlink:href="./ObjectReplacements/Object 334" xlink:type="simple" xlink:show="embed" xlink:actuate="onLoad"/><svg:desc>formule</svg:desc></draw:frame></text:span></text:span><text:span text:style-name="_5f_pointillés_20_gris"><text:span text:style-name="T54"><text:s/></text:span></text:span><text:span text:style-name="_5f_pointillés_20_gris"><text:span text:style-name="T15">de 22 est égal à 11.</text:span></text:span></text:p>
            </text:list-item>
          </text:list>
        </text:list-item>
      </text:list>
      <text:p text:style-name="P40"><text:span text:style-name="_5f_pointillés_20_gris"><text:span text:style-name="T64"/></text:span></text:p>
      <text:list xml:id="list174603101817108" text:continue-numbering="true" text:style-name="_5f_Numérotation_20_des_20_exercices_20_livrets">
        <text:list-item>
          <text:list>
            <text:list-item>
              <text:p text:style-name="P50"><text:span text:style-name="_5f_pointillés_20_gris"><text:span text:style-name="T54"><draw:frame draw:style-name="fr3" draw:name="Objet142" text:anchor-type="as-char" svg:y="-0.512cm" svg:width="0.741cm" svg:height="0.87cm" draw:z-index="44"><draw:object xlink:href="./Object 335" xlink:type="simple" xlink:show="embed" xlink:actuate="onLoad"/><draw:image xlink:href="./ObjectReplacements/Object 335" xlink:type="simple" xlink:show="embed" xlink:actuate="onLoad"/><svg:desc>formule</svg:desc></draw:frame></text:span></text:span><text:span text:style-name="_5f_pointillés_20_gris"><text:span text:style-name="T54"><text:s/></text:span></text:span><text:span text:style-name="_5f_pointillés_20_gris"><text:span text:style-name="T15">de 50 est égal à 10.</text:span></text:span></text:p>
            </text:list-item>
          </text:list>
        </text:list-item>
      </text:list>
      <text:p text:style-name="P40"><text:span text:style-name="_5f_pointillés_20_gris"><text:span text:style-name="T64"/></text:span></text:p>
      <text:list xml:id="list174602658811780" text:continue-numbering="true" text:style-name="_5f_Numérotation_20_des_20_exercices_20_livrets">
        <text:list-item>
          <text:list>
            <text:list-item>
              <text:p text:style-name="P50"><text:span text:style-name="_5f_pointillés_20_gris"><text:span text:style-name="T54"><draw:frame draw:style-name="fr3" draw:name="Objet143" text:anchor-type="as-char" svg:y="-0.512cm" svg:width="0.741cm" svg:height="0.87cm" draw:z-index="45"><draw:object xlink:href="./Object 336" xlink:type="simple" xlink:show="embed" xlink:actuate="onLoad"/><draw:image xlink:href="./ObjectReplacements/Object 336" xlink:type="simple" xlink:show="embed" xlink:actuate="onLoad"/><svg:desc>formule</svg:desc></draw:frame></text:span></text:span><text:span text:style-name="_5f_pointillés_20_gris"><text:span text:style-name="T54"><text:s/></text:span></text:span><text:span text:style-name="_5f_pointillés_20_gris"><text:span text:style-name="T15">de 48 est égal à 12.</text:span></text:span></text:p>
            </text:list-item>
          </text:list>
        </text:list-item>
      </text:list>
      <text:p text:style-name="P40"><text:span text:style-name="_5f_pointillés_20_gris"><text:span text:style-name="T64"/></text:span></text:p>
      <text:list xml:id="list174603021501174" text:continue-numbering="true" text:style-name="_5f_Numérotation_20_des_20_exercices_20_livrets">
        <text:list-item>
          <text:list>
            <text:list-item>
              <text:p text:style-name="P50"><text:span text:style-name="_5f_pointillés_20_gris"><text:span text:style-name="T54"><draw:frame draw:style-name="fr3" draw:name="Objet144" text:anchor-type="as-char" svg:y="-0.512cm" svg:width="0.741cm" svg:height="0.87cm" draw:z-index="46"><draw:object xlink:href="./Object 337" xlink:type="simple" xlink:show="embed" xlink:actuate="onLoad"/><draw:image xlink:href="./ObjectReplacements/Object 337" xlink:type="simple" xlink:show="embed" xlink:actuate="onLoad"/><svg:desc>formule</svg:desc></draw:frame></text:span></text:span><text:span text:style-name="_5f_pointillés_20_gris"><text:span text:style-name="T54"><text:s/></text:span></text:span><text:span text:style-name="_5f_pointillés_20_gris"><text:span text:style-name="T15">de 100 est égal à 25.</text:span></text:span></text:p>
            </text:list-item>
          </text:list>
        </text:list-item>
      </text:list>
      <text:p text:style-name="P40"><text:span text:style-name="_5f_caractère_20_manuel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/>
    <style:font-face style:name="Bitstream Vera Sans7" svg:font-family="'Bitstream Vera Sans'" style:font-adornments="Oblique" style:font-family-generic="swiss" style:font-pitch="variable"/>
    <style:font-face style:name="Bitstream Vera Sans8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hatch draw:name="Black_20_-45_20_Degrees" draw:display-name="Black -45 Degrees" draw:style="single" draw:color="#000000" draw:distance="0.058cm" draw:rotation="3150"/>
    <draw:hatch draw:name="Hatching_20_2" draw:display-name="Hatching 2" draw:style="single" draw:color="#8d1d75" draw:distance="0.057cm" draw:rotation="450"/>
    <draw:fill-image draw:name="Bitmap_20_1" draw:display-name="Bitmap 1" xlink:href="Pictures/100000000000000800000008106A7A075AF6C2C6.png" xlink:type="simple" xlink:show="embed" xlink:actuate="onLoad"/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8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8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8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7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8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fo:text-align="start" style:justify-single-word="false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8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Standard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7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8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8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8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8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7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7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8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caractère_20_manuel" style:display-name="_caractère manuel" style:family="text" style:parent-style-name="_5f_correction">
      <style:text-properties fo:background-color="transparent"/>
    </style:style>
    <style:style style:name="_5f_Caractère_20_manuel" style:display-name="_Caractère manuel" style:family="text">
      <style:text-properties fo:color="#000000" loext:opacity="100%" style:font-name="Bitstream Vera Sans8" fo:font-family="'Bitstream Vera Sans'" style:font-style-name="Roman" style:font-family-generic="swiss" style:font-pitch="variable" fo:font-size="9pt" fo:background-color="transparent"/>
    </style:style>
    <style:style style:name="corps" style:family="text">
      <style:text-properties style:font-name="Bitstream Vera Sans8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8" fo:font-family="'Bitstream Vera Sans'" style:font-style-name="Roman" style:font-family-generic="swiss" style:font-pitch="variable" fo:font-size="11pt" fo:font-weight="bold" fo:background-color="#000000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8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8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8" fo:font-size="11pt" fo:font-style="normal" fo:font-weight="bold" officeooo:rsid="00375438" officeooo:paragraph-rsid="0274c3e3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5980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8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 style:parent-style-name="Footer">
      <style:text-properties fo:text-transform="uppercase" fo:color="#808080" loext:opacity="100%" style:font-name="Bitstream Vera Sans8" fo:font-size="9pt" officeooo:rsid="02966e99" officeooo:paragraph-rsid="02966e99" fo:background-color="transparent"/>
    </style:style>
    <style:style style:name="MP2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 style:parent-style-name="Header">
      <style:text-properties fo:font-size="14pt" style:font-size-asian="14pt" style:font-size-complex="14pt"/>
    </style:style>
    <style:style style:name="MP2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7" style:family="paragraph" style:parent-style-name="Standard">
      <style:text-properties fo:font-size="6pt" style:font-size-asian="6pt" style:font-size-complex="6pt"/>
    </style:style>
    <style:style style:name="MP2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_5f_Titre_20_d_27_exercices_20_livret" style:list-style-name="_5f_Numérotation_20_des_20_exercices_20_livrets"/>
    <style:style style:name="MP32" style:family="paragraph" style:parent-style-name="Footer">
      <style:text-properties officeooo:rsid="00178920" officeooo:paragraph-rsid="00178920"/>
    </style:style>
    <style:style style:name="MP33" style:family="paragraph" style:parent-style-name="Footer">
      <style:text-properties officeooo:paragraph-rsid="00c384cf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735980"/>
    </style:style>
    <style:style style:name="MT4" style:family="text">
      <style:text-properties officeooo:rsid="0274c3e3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variant="small-caps" fo:font-size="15pt" style:font-size-asian="15pt" style:font-size-complex="15pt"/>
    </style:style>
    <style:style style:name="MT7" style:family="text">
      <style:text-properties officeooo:rsid="02973495"/>
    </style:style>
    <style:style style:name="MT8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8" fo:font-size="9pt" officeooo:rsid="015f088a" fo:background-color="transparent" loext:char-shading-value="0"/>
    </style:style>
    <style:style style:name="MT12" style:family="text">
      <style:text-properties fo:text-transform="uppercase" fo:color="#808080" loext:opacity="100%" style:font-name="Bitstream Vera Sans8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0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61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62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56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57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58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55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54" draw:name="Shape1_3" draw:style-name="Mgr5" draw:text-style-name="MP11" svg:width="4.329cm" svg:height="2.238cm" svg:x="-1.8cm" svg:y="-8.982cm" svg:viewBox="0 0 4330 2239" svg:d="M0 2239l3984-288c209-15 363-167 345-342l-170-1609h-4159z"><text:p/></draw:path><draw:path text:anchor-type="paragraph" draw:z-index="60" draw:name="Shape1_2" draw:style-name="Mgr6" draw:text-style-name="MP11" svg:width="4.329cm" svg:height="1.734cm" svg:x="-1.8cm" svg:y="-8.985cm" svg:viewBox="0 0 4330 1735" svg:d="M0 1735l3984-223c209-12 363-130 345-265l-170-1247h-4159z"><text:p/></draw:path><text:span text:style-name="MT3">Fractions</text:span> : <text:span text:style-name="MT3">Opérations</text:span> </text:p>
      </style:header>
      <style:footer>
        <text:h text:style-name="MP12" text:outline-level="1"><text:span text:style-name="MT4">Fractions</text:span> : <text:span text:style-name="MT4">Opérations</text:span> 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draw:path text:anchor-type="paragraph" draw:z-index="11" draw:name="Shape1_4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10" draw:name="Shape3_0" draw:style-name="Mgr7" draw:text-style-name="MP6" svg:x1="10.737cm" svg:y1="0.333cm" svg:x2="20.497cm" svg:y2="0.359cm"><text:p/></draw:line><draw:path text:anchor-type="paragraph" draw:z-index="12" draw:name="Shape1_0" draw:style-name="Mgr6" draw:text-style-name="MP11" svg:width="4.329cm" svg:height="1.734cm" svg:x="-1.8cm" svg:y="-8.985cm" svg:viewBox="0 0 4330 1735" svg:d="M0 1735l3984-223c209-12 363-130 345-265l-170-1247h-4159z"><text:p/></draw:path><text:span text:style-name="MT3">Fractions</text:span> : <text:span text:style-name="MT3">Opérations</text:span> </text:p>
      </style:header>
      <style:footer>
        <text:h text:style-name="MP14" text:outline-level="1"><text:span text:style-name="MT4">Fractions</text:span> : <text:span text:style-name="MT4">Opérations</text:span> 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5">Chapitre N3 :</text:span> <text:span text:style-name="MT6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text:span text:style-name="MT3">Opérations</text:span> <text:span text:style-name="MT7">sur les fractions </text:span></text:p>
      </style:header>
      <style:footer>
        <text:p text:style-name="MP20"><draw:frame draw:style-name="Mfr1" draw:name="Frame7" text:anchor-type="paragraph" svg:y="-0.06cm" draw:z-index="6"><draw:text-box fo:min-height="0.499cm" fo:min-width="5.099cm"><draw:frame draw:style-name="Mfr2" draw:name="Frame8" text:anchor-type="frame" svg:x="0.45cm" svg:y="0.079cm" svg:width="0.817cm" draw:z-index="9"><draw:text-box fo:min-height="0.355cm"><text:p text:style-name="MP21"/></draw:text-box></draw:frame><text:p text:style-name="MP22"/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59" draw:name="Shape5" draw:style-name="Mgr8"><draw:ellipse draw:style-name="Mgr9" draw:text-style-name="MP23" svg:width="1.715cm" svg:height="1.784cm" svg:x="0cm" svg:y="0.004cm" draw:kind="arc" draw:start-angle="90.48" draw:end-angle="269.56"><text:p/></draw:ellipse><draw:line draw:style-name="Mgr9" draw:text-style-name="MP23" svg:x1="0.847cm" svg:y1="0.002cm" svg:x2="18.167cm" svg:y2="0.002cm"><text:p/></draw:line><draw:line draw:style-name="Mgr9" draw:text-style-name="MP23" svg:x1="0.847cm" svg:y1="1.782cm" svg:x2="18.158cm" svg:y2="1.782cm"><text:p/></draw:line><draw:ellipse draw:style-name="Mgr9" draw:text-style-name="MP23" svg:width="1.719cm" svg:height="1.782cm" svg:x="17.29cm" svg:y="0cm" draw:kind="arc" draw:start-angle="270.5" draw:end-angle="89.48"><text:p/></draw:ellipse><draw:frame draw:style-name="Mgr10" draw:text-style-name="MP24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5">N1 : Priorités, distributivité</text:p>
              </table:table-cell>
              <table:table-cell table:style-name="Tableau5.A1" office:value-type="string">
                <text:p text:style-name="MP25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6">Série 1 : Priorités opératoires</text:p>
            </table:table-cell>
            <table:table-cell table:style-name="Tableau5.A1" office:value-type="string">
              <text:p text:style-name="MP26"/>
            </table:table-cell>
          </table:table-row>
        </table:table>
        <text:p text:style-name="MP27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63" draw:name="Shape6" draw:style-name="Mgr8"><draw:ellipse draw:style-name="Mgr9" draw:text-style-name="MP23" svg:width="1.715cm" svg:height="1.784cm" svg:x="0cm" svg:y="0.004cm" draw:kind="arc" draw:start-angle="90.48" draw:end-angle="269.56"><text:p/></draw:ellipse><draw:line draw:style-name="Mgr9" draw:text-style-name="MP23" svg:x1="0.847cm" svg:y1="0.002cm" svg:x2="18.167cm" svg:y2="0.002cm"><text:p/></draw:line><draw:line draw:style-name="Mgr9" draw:text-style-name="MP23" svg:x1="0.847cm" svg:y1="1.782cm" svg:x2="18.158cm" svg:y2="1.782cm"><text:p/></draw:line><draw:ellipse draw:style-name="Mgr9" draw:text-style-name="MP23" svg:width="1.719cm" svg:height="1.782cm" svg:x="17.29cm" svg:y="0cm" draw:kind="arc" draw:start-angle="270.5" draw:end-angle="89.48"><text:p/></draw:ellipse><draw:frame draw:style-name="Mgr10" draw:text-style-name="MP24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5">5N1 : Priorités, distributivité</text:p>
              </table:table-cell>
              <table:table-cell table:style-name="Tableau7.A1" office:value-type="string">
                <text:p text:style-name="MP25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6">Série 1 : Priorités opératoires</text:p>
            </table:table-cell>
            <table:table-cell table:style-name="Tableau7.A1" office:value-type="string">
              <text:p text:style-name="MP26"/>
            </table:table-cell>
          </table:table-row>
        </table:table>
        <text:p text:style-name="MP27"><text:span text:style-name="corps"><text:span text:style-name="MT8"/></text:span></text:p>
      </style:header-left>
      <style:footer>
        <text:p text:style-name="MP28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29">Série 4 : Constructions (2)</text:p>
      </style:header>
      <style:footer>
        <text:p text:style-name="MP30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29">Série 6 : Démonstrations (2)</text:p>
        <text:list xml:id="list2598090576" text:style-name="_5f_Numérotation_20_des_20_exercices_20_livrets">
          <text:list-item>
            <text:h text:style-name="MP31" text:outline-level="1">Sans justi</text:h>
          </text:list-item>
        </text:list>
      </style:header>
      <style:footer>
        <text:p text:style-name="MP30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0">Calculer</text:span> : <text:span text:style-name="MT10">Additionner et soustraire</text:span></text:p>
      </style:header>
      <style:footer>
        <text:p text:style-name="MP32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3"><text:span text:style-name="MT11">Calculer : additionner et soustraire</text:span><text:span text:style-name="MT12"> </text:span></text:p></draw:text-box></draw:frame><draw:g text:anchor-type="paragraph" draw:z-index="1" draw:name="Shape4_3" draw:style-name="Mgr11"><draw:path draw:style-name="Mgr12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2"><draw:g text:anchor-type="paragraph" draw:z-index="2" draw:name="Shape4_0" draw:style-name="Mgr11"><draw:path draw:style-name="Mgr13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3"><text:span text:style-name="MT11">Calculer</text:span><text:span text:style-name="MT12"> : </text:span><text:span text:style-name="MT11">additionner et soustraire</text:span></text:p></draw:text-box></draw:frame><draw:g text:anchor-type="paragraph" draw:z-index="3" draw:name="Shape4_4" draw:style-name="Mgr11"><draw:path draw:style-name="Mgr12" draw:text-style-name="MP3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32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0" draw:name="Shape4" draw:style-name="Mgr11"><draw:path draw:style-name="Mgr14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2DT14H30M39S</meta:editing-duration>
    <meta:editing-cycles>269</meta:editing-cycles>
    <meta:generator>LibreOffice/7.4.3.2$Windows_X86_64 LibreOffice_project/1048a8393ae2eeec98dff31b5c133c5f1d08b890</meta:generator>
    <dc:date>2024-11-05T17:46:01.833000000</dc:date>
    <meta:document-statistic meta:table-count="2" meta:image-count="0" meta:object-count="35" meta:page-count="3" meta:paragraph-count="62" meta:word-count="284" meta:character-count="1682" meta:non-whitespace-character-count="1267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252/content.xml><?xml version="1.0" encoding="utf-8"?>
<math xmlns="http://www.w3.org/1998/Math/MathML" display="block">
  <semantics>
    <mstyle mathsize="10pt">
      <mfrac>
        <mn>2</mn>
        <mn>11</mn>
      </mfrac>
    </mstyle>
    <annotation encoding="StarMath 5.0">size 10{{2}over{11}}</annotation>
  </semantics>
</math>
</file>

<file path=Object 253/content.xml><?xml version="1.0" encoding="utf-8"?>
<math xmlns="http://www.w3.org/1998/Math/MathML" display="block">
  <semantics>
    <mstyle mathsize="10pt">
      <mfrac>
        <mn>4</mn>
        <mn>11</mn>
      </mfrac>
    </mstyle>
    <annotation encoding="StarMath 5.0">size 10{{4}over{11}}</annotation>
  </semantics>
</math>
</file>

<file path=Object 254/content.xml><?xml version="1.0" encoding="utf-8"?>
<math xmlns="http://www.w3.org/1998/Math/MathML" display="block">
  <semantics>
    <mstyle mathsize="10pt">
      <mfrac>
        <mn>2</mn>
        <mn>7</mn>
      </mfrac>
    </mstyle>
    <annotation encoding="StarMath 5.0">size 10{{2}over{7}}</annotation>
  </semantics>
</math>
</file>

<file path=Object 255/content.xml><?xml version="1.0" encoding="utf-8"?>
<math xmlns="http://www.w3.org/1998/Math/MathML" display="block">
  <semantics>
    <mstyle mathsize="10pt">
      <mfrac>
        <mn>3</mn>
        <mn>7</mn>
      </mfrac>
    </mstyle>
    <annotation encoding="StarMath 5.0">size 10{{3}over{7}}</annotation>
  </semantics>
</math>
</file>

<file path=Object 256/content.xml><?xml version="1.0" encoding="utf-8"?>
<math xmlns="http://www.w3.org/1998/Math/MathML" display="block">
  <semantics>
    <mstyle mathsize="10pt">
      <mfrac>
        <mn>5</mn>
        <mn>9</mn>
      </mfrac>
    </mstyle>
    <annotation encoding="StarMath 5.0">size 10{{5}over{9}}</annotation>
  </semantics>
</math>
</file>

<file path=Object 257/content.xml><?xml version="1.0" encoding="utf-8"?>
<math xmlns="http://www.w3.org/1998/Math/MathML" display="block">
  <semantics>
    <mstyle mathsize="10pt">
      <mfrac>
        <mn>2</mn>
        <mn>9</mn>
      </mfrac>
    </mstyle>
    <annotation encoding="StarMath 5.0">size 10{{2}over{9}}</annotation>
  </semantics>
</math>
</file>

<file path=Object 258/content.xml><?xml version="1.0" encoding="utf-8"?>
<math xmlns="http://www.w3.org/1998/Math/MathML" display="block">
  <semantics>
    <mstyle mathsize="10pt">
      <mfrac>
        <mn>11</mn>
        <mn>18</mn>
      </mfrac>
    </mstyle>
    <annotation encoding="StarMath 5.0">size 10{{11}over{18}}</annotation>
  </semantics>
</math>
</file>

<file path=Object 259/content.xml><?xml version="1.0" encoding="utf-8"?>
<math xmlns="http://www.w3.org/1998/Math/MathML" display="block">
  <semantics>
    <mstyle mathsize="10pt">
      <mfrac>
        <mn>4</mn>
        <mn>18</mn>
      </mfrac>
    </mstyle>
    <annotation encoding="StarMath 5.0">size 10{{4}over{18}}</annotation>
  </semantics>
</math>
</file>

<file path=Object 277/content.xml><?xml version="1.0" encoding="utf-8"?>
<math xmlns="http://www.w3.org/1998/Math/MathML" display="block">
  <semantics>
    <mstyle mathsize="10pt">
      <mfrac>
        <mn>4</mn>
        <mn>9</mn>
      </mfrac>
    </mstyle>
    <annotation encoding="StarMath 5.0">size 10{{4}over{9}}</annotation>
  </semantics>
</math>
</file>

<file path=Object 278/content.xml><?xml version="1.0" encoding="utf-8"?>
<math xmlns="http://www.w3.org/1998/Math/MathML" display="block">
  <semantics>
    <mstyle mathsize="10pt">
      <mfrac>
        <mn>3</mn>
        <mn>9</mn>
      </mfrac>
    </mstyle>
    <annotation encoding="StarMath 5.0">size 10{{3}over{9}}</annotation>
  </semantics>
</math>
</file>

<file path=Object 281/content.xml><?xml version="1.0" encoding="utf-8"?>
<math xmlns="http://www.w3.org/1998/Math/MathML" display="block">
  <semantics>
    <mstyle mathsize="10pt">
      <mfrac>
        <mn>28</mn>
        <mn>78</mn>
      </mfrac>
    </mstyle>
    <annotation encoding="StarMath 5.0">size 10{{28}over{78}}</annotation>
  </semantics>
</math>
</file>

<file path=Object 282/content.xml><?xml version="1.0" encoding="utf-8"?>
<math xmlns="http://www.w3.org/1998/Math/MathML" display="block">
  <semantics>
    <mstyle mathsize="10pt">
      <mfrac>
        <mn>13</mn>
        <mn>17</mn>
      </mfrac>
    </mstyle>
    <annotation encoding="StarMath 5.0">size 10{{13}over{17}}</annotation>
  </semantics>
</math>
</file>

<file path=Object 283/content.xml><?xml version="1.0" encoding="utf-8"?>
<math xmlns="http://www.w3.org/1998/Math/MathML" display="block">
  <semantics>
    <mstyle mathsize="10pt">
      <mfrac>
        <mn>2</mn>
        <mn>17</mn>
      </mfrac>
    </mstyle>
    <annotation encoding="StarMath 5.0">size 10{{2}over{17}}</annotation>
  </semantics>
</math>
</file>

<file path=Object 284/content.xml><?xml version="1.0" encoding="utf-8"?>
<math xmlns="http://www.w3.org/1998/Math/MathML" display="block">
  <semantics>
    <mstyle mathsize="10pt">
      <mfrac>
        <mn>91</mn>
        <mn>121</mn>
      </mfrac>
    </mstyle>
    <annotation encoding="StarMath 5.0">size 10{{91}over{121}}</annotation>
  </semantics>
</math>
</file>

<file path=Object 285/content.xml><?xml version="1.0" encoding="utf-8"?>
<math xmlns="http://www.w3.org/1998/Math/MathML" display="block">
  <semantics>
    <mstyle mathsize="10pt">
      <mfrac>
        <mn>90</mn>
        <mn>121</mn>
      </mfrac>
    </mstyle>
    <annotation encoding="StarMath 5.0">size 10{{90}over{121}}</annotation>
  </semantics>
</math>
</file>

<file path=Object 286/content.xml><?xml version="1.0" encoding="utf-8"?>
<math xmlns="http://www.w3.org/1998/Math/MathML" display="block">
  <semantics>
    <mstyle mathsize="10pt">
      <mfrac>
        <mn>101</mn>
        <mn>4</mn>
      </mfrac>
    </mstyle>
    <annotation encoding="StarMath 5.0">size 10{{101}over{4}}</annotation>
  </semantics>
</math>
</file>

<file path=Object 287/content.xml><?xml version="1.0" encoding="utf-8"?>
<math xmlns="http://www.w3.org/1998/Math/MathML" display="block">
  <semantics>
    <mstyle mathsize="10pt">
      <mfrac>
        <mn>26</mn>
        <mn>4</mn>
      </mfrac>
    </mstyle>
    <annotation encoding="StarMath 5.0">size 10{{26}over{4}}</annotation>
  </semantics>
</math>
</file>

<file path=Object 288/content.xml><?xml version="1.0" encoding="utf-8"?>
<math xmlns="http://www.w3.org/1998/Math/MathML" display="block">
  <semantics>
    <mstyle mathsize="10pt">
      <mfrac>
        <mn>12</mn>
        <mn>12</mn>
      </mfrac>
    </mstyle>
    <annotation encoding="StarMath 5.0">size 10{{12}over{12}}</annotation>
  </semantics>
</math>
</file>

<file path=Object 289/content.xml><?xml version="1.0" encoding="utf-8"?>
<math xmlns="http://www.w3.org/1998/Math/MathML" display="block">
  <semantics>
    <mstyle mathsize="10pt">
      <mfrac>
        <mn>13</mn>
        <mn>13</mn>
      </mfrac>
    </mstyle>
    <annotation encoding="StarMath 5.0">size 10{{13}over{13}}</annotation>
  </semantics>
</math>
</file>

<file path=Object 321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over{6}}</annotation>
  </semantics>
</math>
</file>

<file path=Object 322/content.xml><?xml version="1.0" encoding="utf-8"?>
<math xmlns="http://www.w3.org/1998/Math/MathML" display="block">
  <semantics>
    <mstyle mathsize="10pt">
      <mfrac>
        <mn>55</mn>
        <mn>13</mn>
      </mfrac>
    </mstyle>
    <annotation encoding="StarMath 5.0">size 10{{55}over{13}}</annotation>
  </semantics>
</math>
</file>

<file path=Object 32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2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25/content.xml><?xml version="1.0" encoding="utf-8"?>
<math xmlns="http://www.w3.org/1998/Math/MathML" display="block">
  <semantics>
    <mstyle mathsize="10pt">
      <mfrac>
        <mn>100</mn>
        <mstyle color="silver">
          <mn>......</mn>
        </mstyle>
      </mfrac>
    </mstyle>
    <annotation encoding="StarMath 5.0"> size 10 {100 over color silver {......} }</annotation>
  </semantics>
</math>
</file>

<file path=Object 326/content.xml><?xml version="1.0" encoding="utf-8"?>
<math xmlns="http://www.w3.org/1998/Math/MathML" display="block">
  <semantics>
    <mstyle mathsize="10pt">
      <mfrac>
        <mstyle color="silver">
          <mn>......</mn>
        </mstyle>
        <mn>8</mn>
      </mfrac>
    </mstyle>
    <annotation encoding="StarMath 5.0">size 10{color silver{......}over{8}}</annotation>
  </semantics>
</math>
</file>

<file path=Object 329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30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31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{{1}over{5}}</annotation>
  </semantics>
</math>
</file>

<file path=Object 332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over{10}}</annotation>
  </semantics>
</math>
</file>

<file path=Object 33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68/content.xml><?xml version="1.0" encoding="utf-8"?>
<math xmlns="http://www.w3.org/1998/Math/MathML" display="block">
  <semantics>
    <mstyle mathsize="10pt">
      <mfrac>
        <mn>23</mn>
        <mn>78</mn>
      </mfrac>
    </mstyle>
    <annotation encoding="StarMath 5.0">size 10{{23}over{78}}</annotation>
  </semantics>
</math>
</file>